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1.441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616cm" fo:break-before="auto" style:use-optimal-row-height="false"/>
    </style:style>
    <style:style style:name="ro5" style:family="table-row">
      <style:table-row-properties style:row-height="0.513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0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1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2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3" style:family="table-cell" style:parent-style-name="Default" style:data-style-name="N108"/>
    <style:style style:name="ce14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bisZ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Small font for a 8x8 dot matrix LED display or similar</text:p>
          </table:table-cell>
          <table:table-cell/>
        </table:table-row>
        <table:table-row table:style-name="ro2">
          <table:table-cell/>
          <table:table-cell office:value-type="string">
            <text:p>(c) Mark Struberg 2024</text:p>
          </table:table-cell>
          <table:table-cell/>
        </table:table-row>
        <table:table-row table:style-name="ro1">
          <table:table-cell/>
          <table:table-cell office:value-type="string">
            <text:p>Licensed under the Apache License v2.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P</text:p>
          </table:table-cell>
          <table:table-cell table:formula="of:=[SP.$B$19]" office:value-type="string" office:string-value="{0x27,{0x0,0x0,0x0,0x0,0x0,0x0,0x0,0x0}},">
            <text:p>{0x27,{0x0,0x0,0x0,0x0,0x0,0x0,0x0,0x0}},</text:p>
          </table:table-cell>
          <table:table-cell table:formula="of:=CONCATENATE(&quot;// &quot;;[.A5])" office:value-type="string" office:string-value="// SP">
            <text:p>// SP</text:p>
          </table:table-cell>
        </table:table-row>
        <table:table-row table:style-name="ro2">
          <table:table-cell office:value-type="string">
            <text:p>!</text:p>
          </table:table-cell>
          <table:table-cell table:formula="of:=[EXCL.$B$19]" office:value-type="string" office:string-value="{0x7,{0x80,0x80,0x80,0x80,0x80,0x0,0x80,0x0}},">
            <text:p>{0x7,{0x80,0x80,0x80,0x80,0x80,0x0,0x80,0x0}},</text:p>
          </table:table-cell>
          <table:table-cell table:formula="of:=CONCATENATE(&quot;// &quot;;[.A6])" office:value-type="string" office:string-value="// !">
            <text:p>// !</text:p>
          </table:table-cell>
        </table:table-row>
        <table:table-row table:style-name="ro2">
          <table:table-cell office:value-type="string">
            <text:p>"</text:p>
          </table:table-cell>
          <table:table-cell table:formula="of:=[QUOT.$B$19]" office:value-type="string" office:string-value="{0x27,{0xA0,0xA0,0x0,0x0,0x0,0x0,0x0,0x0}},">
            <text:p>{0x27,{0xA0,0xA0,0x0,0x0,0x0,0x0,0x0,0x0}},</text:p>
          </table:table-cell>
          <table:table-cell table:formula="of:=CONCATENATE(&quot;// &quot;;[.A7])" office:value-type="string" office:string-value="// &quot;">
            <text:p>// "</text:p>
          </table:table-cell>
        </table:table-row>
        <table:table-row table:style-name="ro2">
          <table:table-cell office:value-type="string">
            <text:p>#</text:p>
          </table:table-cell>
          <table:table-cell table:formula="of:=[NUM.$B$19]" office:value-type="string" office:string-value="{0x47,{0x50,0x50,0xF8,0x50,0xF8,0x50,0x50,0x0}},">
            <text:p>{0x47,{0x50,0x50,0xF8,0x50,0xF8,0x50,0x50,0x0}},</text:p>
          </table:table-cell>
          <table:table-cell table:formula="of:=CONCATENATE(&quot;// &quot;;[.A8])" office:value-type="string" office:string-value="// #">
            <text:p>// #</text:p>
          </table:table-cell>
        </table:table-row>
        <table:table-row table:style-name="ro2">
          <table:table-cell office:value-type="string">
            <text:p>$</text:p>
          </table:table-cell>
          <table:table-cell table:formula="of:=[DOLLAR.$B$19]" office:value-type="string" office:string-value="{0x47,{0x70,0xA8,0xA0,0x70,0x28,0xA8,0x70,0x20}},">
            <text:p>{0x47,{0x70,0xA8,0xA0,0x70,0x28,0xA8,0x70,0x20}},</text:p>
          </table:table-cell>
          <table:table-cell table:formula="of:=CONCATENATE(&quot;// &quot;;[.A9])" office:value-type="string" office:string-value="// $">
            <text:p>// $</text:p>
          </table:table-cell>
        </table:table-row>
        <table:table-row table:style-name="ro2">
          <table:table-cell office:value-type="string">
            <text:p>%</text:p>
          </table:table-cell>
          <table:table-cell table:formula="of:=[PERCNT.$B$19]" office:value-type="string" office:string-value="{0x47,{0xC8,0xC8,0x10,0x20,0x40,0x98,0x98,0x0}},">
            <text:p>{0x47,{0xC8,0xC8,0x10,0x20,0x40,0x98,0x98,0x0}},</text:p>
          </table:table-cell>
          <table:table-cell table:formula="of:=CONCATENATE(&quot;// &quot;;[.A10])" office:value-type="string" office:string-value="// %">
            <text:p>// %</text:p>
          </table:table-cell>
        </table:table-row>
        <table:table-row table:style-name="ro2">
          <table:table-cell office:value-type="string">
            <text:p>&amp;</text:p>
          </table:table-cell>
          <table:table-cell table:formula="of:=[AMP.$B$19]" office:value-type="string" office:string-value="{0x47,{0x60,0x90,0x60,0x60,0xB0,0x98,0x68,0x0}},">
            <text:p>{0x47,{0x60,0x90,0x60,0x60,0xB0,0x98,0x68,0x0}},</text:p>
          </table:table-cell>
          <table:table-cell table:formula="of:=CONCATENATE(&quot;// &quot;;[.A11])" office:value-type="string" office:string-value="// &amp;">
            <text:p>// &amp;</text:p>
          </table:table-cell>
        </table:table-row>
        <table:table-row table:style-name="ro2">
          <table:table-cell office:value-type="string">
            <text:p>'</text:p>
          </table:table-cell>
          <table:table-cell table:formula="of:=[APOS.$B$19]" office:value-type="string" office:string-value="{0x7,{0x80,0x80,0x0,0x0,0x0,0x0,0x0,0x0}},">
            <text:p>{0x7,{0x80,0x80,0x0,0x0,0x0,0x0,0x0,0x0}},</text:p>
          </table:table-cell>
          <table:table-cell table:formula="of:=CONCATENATE(&quot;// &quot;;[.A12])" office:value-type="string" office:string-value="// '">
            <text:p>// '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[LPAREN.$B$19]" office:value-type="string" office:string-value="{0x17,{0x40,0x80,0x80,0x80,0x80,0x80,0x40,0x0}},">
            <text:p>{0x17,{0x40,0x80,0x80,0x80,0x80,0x80,0x40,0x0}},</text:p>
          </table:table-cell>
          <table:table-cell table:formula="of:=CONCATENATE(&quot;// &quot;;[.A13])" office:value-type="string" office:string-value="// (">
            <text:p>// (</text:p>
          </table:table-cell>
        </table:table-row>
        <table:table-row table:style-name="ro2">
          <table:table-cell office:value-type="string">
            <text:p>)</text:p>
          </table:table-cell>
          <table:table-cell table:formula="of:=[RPAREN.$B$19]" office:value-type="string" office:string-value="{0x17,{0x80,0x40,0x40,0x40,0x40,0x40,0x80,0x0}},">
            <text:p>{0x17,{0x80,0x40,0x40,0x40,0x40,0x40,0x80,0x0}},</text:p>
          </table:table-cell>
          <table:table-cell table:formula="of:=CONCATENATE(&quot;// &quot;;[.A14])" office:value-type="string" office:string-value="// )">
            <text:p>// )</text:p>
          </table:table-cell>
        </table:table-row>
        <table:table-row table:style-name="ro2">
          <table:table-cell office:value-type="string">
            <text:p>*</text:p>
          </table:table-cell>
          <table:table-cell table:formula="of:=[AST.$B$19]" office:value-type="string" office:string-value="{0x47,{0x0,0x20,0xA8,0x70,0xA8,0x20,0x0,0x0}},">
            <text:p>{0x47,{0x0,0x20,0xA8,0x70,0xA8,0x20,0x0,0x0}},</text:p>
          </table:table-cell>
          <table:table-cell table:formula="of:=CONCATENATE(&quot;// &quot;;[.A15])" office:value-type="string" office:string-value="// *">
            <text:p>// *</text:p>
          </table:table-cell>
        </table:table-row>
        <table:table-row table:style-name="ro2">
          <table:table-cell office:value-type="string">
            <text:p>+</text:p>
          </table:table-cell>
          <table:table-cell table:formula="of:=[PLUS.$B$19]" office:value-type="string" office:string-value="{0x27,{0x0,0x0,0x40,0xE0,0x40,0x0,0x0,0x0}},">
            <text:p>{0x27,{0x0,0x0,0x40,0xE0,0x40,0x0,0x0,0x0}},</text:p>
          </table:table-cell>
          <table:table-cell table:formula="of:=CONCATENATE(&quot;// &quot;;[.A16])" office:value-type="string" office:string-value="// +">
            <text:p>// +</text:p>
          </table:table-cell>
        </table:table-row>
        <table:table-row table:style-name="ro2">
          <table:table-cell office:value-type="string">
            <text:p>,</text:p>
          </table:table-cell>
          <table:table-cell table:formula="of:=[COMMA.$B$19]" office:value-type="string" office:string-value="{0x17,{0x0,0x0,0x0,0x0,0x0,0x40,0x40,0x80}},">
            <text:p>{0x17,{0x0,0x0,0x0,0x0,0x0,0x40,0x40,0x80}},</text:p>
          </table:table-cell>
          <table:table-cell table:formula="of:=CONCATENATE(&quot;// &quot;;[.A17])" office:value-type="string" office:string-value="// ,">
            <text:p>// ,</text:p>
          </table:table-cell>
        </table:table-row>
        <table:table-row table:style-name="ro2">
          <table:table-cell office:value-type="string">
            <text:p>-</text:p>
          </table:table-cell>
          <table:table-cell table:formula="of:=[MINUS.$B$19]" office:value-type="string" office:string-value="{0x27,{0x0,0x0,0x0,0xE0,0x0,0x0,0x0,0x0}},">
            <text:p>{0x27,{0x0,0x0,0x0,0xE0,0x0,0x0,0x0,0x0}},</text:p>
          </table:table-cell>
          <table:table-cell table:formula="of:=CONCATENATE(&quot;// &quot;;[.A18])" office:value-type="string" office:string-value="// -">
            <text:p>// -</text:p>
          </table:table-cell>
        </table:table-row>
        <table:table-row table:style-name="ro2">
          <table:table-cell office:value-type="string">
            <text:p>.</text:p>
          </table:table-cell>
          <table:table-cell table:formula="of:=[DOT.$B$19]" office:value-type="string" office:string-value="{0x7,{0x0,0x0,0x0,0x0,0x0,0x0,0x80,0x0}},">
            <text:p>{0x7,{0x0,0x0,0x0,0x0,0x0,0x0,0x80,0x0}},</text:p>
          </table:table-cell>
          <table:table-cell table:formula="of:=CONCATENATE(&quot;// &quot;;[.A19])" office:value-type="string" office:string-value="// .">
            <text:p>// .</text:p>
          </table:table-cell>
        </table:table-row>
        <table:table-row table:style-name="ro2">
          <table:table-cell table:style-name="ce1" office:value-type="string">
            <text:p>/</text:p>
          </table:table-cell>
          <table:table-cell table:formula="of:=[SLASH.$B$19]" office:value-type="string" office:string-value="{0x37,{0x10,0x30,0x20,0x60,0x40,0xC0,0x80,0x0}},">
            <text:p>{0x37,{0x10,0x30,0x20,0x60,0x40,0xC0,0x80,0x0}},</text:p>
          </table:table-cell>
          <table:table-cell table:formula="of:=CONCATENATE(&quot;// &quot;;[.A20])" office:value-type="string" office:string-value="// /">
            <text:p>// /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formula="of:=['0'.$B$19]" office:value-type="string" office:string-value="{0x37,{0x60,0x90,0xB0,0xF0,0xD0,0x90,0x60,0x0}},">
            <text:p>{0x37,{0x60,0x90,0xB0,0xF0,0xD0,0x90,0x60,0x0}},</text:p>
          </table:table-cell>
          <table:table-cell table:formula="of:=CONCATENATE(&quot;// &quot;;[.A21])" office:value-type="string" office:string-value="// 0">
            <text:p>// 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formula="of:=['1'.$B$19]" office:value-type="string" office:string-value="{0x37,{0x20,0x60,0xE0,0xA0,0x20,0x20,0xF0,0x0}},">
            <text:p>{0x37,{0x20,0x60,0xE0,0xA0,0x20,0x20,0xF0,0x0}},</text:p>
          </table:table-cell>
          <table:table-cell table:formula="of:=CONCATENATE(&quot;// &quot;;[.A22])" office:value-type="string" office:string-value="// 1">
            <text:p>// 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formula="of:=['2'.$B$19]" office:value-type="string" office:string-value="{0x47,{0x70,0xF8,0x98,0x30,0x60,0xC0,0xF8,0x0}},">
            <text:p>{0x47,{0x70,0xF8,0x98,0x30,0x60,0xC0,0xF8,0x0}},</text:p>
          </table:table-cell>
          <table:table-cell table:formula="of:=CONCATENATE(&quot;// &quot;;[.A23])" office:value-type="string" office:string-value="// 2">
            <text:p>// 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formula="of:=['3'.$B$19]" office:value-type="string" office:string-value="{0x37,{0x60,0x90,0x10,0x20,0x10,0x90,0x60,0x0}},">
            <text:p>{0x37,{0x60,0x90,0x10,0x20,0x10,0x90,0x60,0x0}},</text:p>
          </table:table-cell>
          <table:table-cell table:formula="of:=CONCATENATE(&quot;// &quot;;[.A24])" office:value-type="string" office:string-value="// 3">
            <text:p>// 3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formula="of:=['4'.$B$19]" office:value-type="string" office:string-value="{0x37,{0x10,0x30,0x60,0xC0,0xF0,0x20,0x20,0x0}},">
            <text:p>{0x37,{0x10,0x30,0x60,0xC0,0xF0,0x20,0x20,0x0}},</text:p>
          </table:table-cell>
          <table:table-cell table:formula="of:=CONCATENATE(&quot;// &quot;;[.A25])" office:value-type="string" office:string-value="// 4">
            <text:p>// 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formula="of:=['5'.$B$19]" office:value-type="string" office:string-value="{0x37,{0xF0,0x80,0x80,0xE0,0x10,0x90,0x60,0x0}},">
            <text:p>{0x37,{0xF0,0x80,0x80,0xE0,0x10,0x90,0x60,0x0}},</text:p>
          </table:table-cell>
          <table:table-cell table:formula="of:=CONCATENATE(&quot;// &quot;;[.A26])" office:value-type="string" office:string-value="// 5">
            <text:p>// 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table:formula="of:=['6'.$B$19]" office:value-type="string" office:string-value="{0x37,{0x60,0x90,0x80,0xE0,0x90,0x90,0x60,0x0}},">
            <text:p>{0x37,{0x60,0x90,0x80,0xE0,0x90,0x90,0x60,0x0}},</text:p>
          </table:table-cell>
          <table:table-cell table:formula="of:=CONCATENATE(&quot;// &quot;;[.A27])" office:value-type="string" office:string-value="// 6">
            <text:p>// 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table:formula="of:=['7'.$B$19]" office:value-type="string" office:string-value="{0x37,{0xF0,0x30,0x20,0x60,0x40,0xC0,0xC0,0x0}},">
            <text:p>{0x37,{0xF0,0x30,0x20,0x60,0x40,0xC0,0xC0,0x0}},</text:p>
          </table:table-cell>
          <table:table-cell table:formula="of:=CONCATENATE(&quot;// &quot;;[.A28])" office:value-type="string" office:string-value="// 7">
            <text:p>// 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formula="of:=['8'.$B$19]" office:value-type="string" office:string-value="{0x37,{0x60,0x90,0x90,0x60,0x90,0x90,0x60,0x0}},">
            <text:p>{0x37,{0x60,0x90,0x90,0x60,0x90,0x90,0x60,0x0}},</text:p>
          </table:table-cell>
          <table:table-cell table:formula="of:=CONCATENATE(&quot;// &quot;;[.A29])" office:value-type="string" office:string-value="// 8">
            <text:p>// 8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formula="of:=['9'.$B$19]" office:value-type="string" office:string-value="{0x37,{0x60,0x90,0x90,0x70,0x10,0x90,0x60,0x0}},">
            <text:p>{0x37,{0x60,0x90,0x90,0x70,0x10,0x90,0x60,0x0}},</text:p>
          </table:table-cell>
          <table:table-cell table:formula="of:=CONCATENATE(&quot;// &quot;;[.A30])" office:value-type="string" office:string-value="// 9">
            <text:p>// 9</text:p>
          </table:table-cell>
        </table:table-row>
        <table:table-row table:style-name="ro2">
          <table:table-cell office:value-type="string">
            <text:p>:</text:p>
          </table:table-cell>
          <table:table-cell table:formula="of:=[COLON.$B$19]" office:value-type="string" office:string-value="{0x7,{0x0,0x0,0x0,0x80,0x0,0x80,0x0,0x0}},">
            <text:p>{0x7,{0x0,0x0,0x0,0x80,0x0,0x80,0x0,0x0}},</text:p>
          </table:table-cell>
          <table:table-cell table:formula="of:=CONCATENATE(&quot;// &quot;;[.A31])" office:value-type="string" office:string-value="// :">
            <text:p>// :</text:p>
          </table:table-cell>
        </table:table-row>
        <table:table-row table:style-name="ro2">
          <table:table-cell office:value-type="string">
            <text:p>;</text:p>
          </table:table-cell>
          <table:table-cell table:formula="of:=[SEMICOLON.$B$19]" office:value-type="string" office:string-value="{0x17,{0x0,0x0,0x0,0x40,0x0,0x40,0x40,0x80}},">
            <text:p>{0x17,{0x0,0x0,0x0,0x40,0x0,0x40,0x40,0x80}},</text:p>
          </table:table-cell>
          <table:table-cell table:formula="of:=CONCATENATE(&quot;// &quot;;[.A32])" office:value-type="string" office:string-value="// ;">
            <text:p>// ;</text:p>
          </table:table-cell>
        </table:table-row>
        <table:table-row table:style-name="ro2">
          <table:table-cell office:value-type="string">
            <text:p>&lt;</text:p>
          </table:table-cell>
          <table:table-cell table:formula="of:=[SMALLER.$B$19]" office:value-type="string" office:string-value="{0x27,{0x0,0x20,0x40,0x80,0x40,0x20,0x0,0x0}},">
            <text:p>{0x27,{0x0,0x20,0x40,0x80,0x40,0x20,0x0,0x0}},</text:p>
          </table:table-cell>
          <table:table-cell table:formula="of:=CONCATENATE(&quot;// &quot;;[.A33])" office:value-type="string" office:string-value="// &lt;">
            <text:p>// &lt;</text:p>
          </table:table-cell>
        </table:table-row>
        <table:table-row table:style-name="ro2">
          <table:table-cell office:value-type="string">
            <text:p>=</text:p>
          </table:table-cell>
          <table:table-cell table:formula="of:=[EQUALS.$B$19]" office:value-type="string" office:string-value="{0x27,{0x0,0x0,0xE0,0x0,0xE0,0x0,0x0,0x0}},">
            <text:p>{0x27,{0x0,0x0,0xE0,0x0,0xE0,0x0,0x0,0x0}},</text:p>
          </table:table-cell>
          <table:table-cell table:formula="of:=CONCATENATE(&quot;// &quot;;[.A34])" office:value-type="string" office:string-value="// =">
            <text:p>// =</text:p>
          </table:table-cell>
        </table:table-row>
        <table:table-row table:style-name="ro2">
          <table:table-cell office:value-type="string">
            <text:p>&gt;</text:p>
          </table:table-cell>
          <table:table-cell table:formula="of:=[GREATER.$B$19]" office:value-type="string" office:string-value="{0x27,{0x0,0x80,0x40,0x20,0x40,0x80,0x0,0x0}},">
            <text:p>{0x27,{0x0,0x80,0x40,0x20,0x40,0x80,0x0,0x0}},</text:p>
          </table:table-cell>
          <table:table-cell table:formula="of:=CONCATENATE(&quot;// &quot;;[.A35])" office:value-type="string" office:string-value="// &gt;">
            <text:p>// &gt;</text:p>
          </table:table-cell>
        </table:table-row>
        <table:table-row table:style-name="ro2">
          <table:table-cell office:value-type="string">
            <text:p>?</text:p>
          </table:table-cell>
          <table:table-cell table:formula="of:=[QUESTIONMARK.$B$19]" office:value-type="string" office:string-value="{0x27,{0x40,0xA0,0x20,0x40,0x40,0x0,0x40,0x0}},">
            <text:p>{0x27,{0x40,0xA0,0x20,0x40,0x40,0x0,0x40,0x0}},</text:p>
          </table:table-cell>
          <table:table-cell table:formula="of:=CONCATENATE(&quot;// &quot;;[.A36])" office:value-type="string" office:string-value="// ?">
            <text:p>// ?</text:p>
          </table:table-cell>
        </table:table-row>
        <table:table-row table:style-name="ro2">
          <table:table-cell office:value-type="string">
            <text:p>@</text:p>
          </table:table-cell>
          <table:table-cell table:formula="of:=[AT.$B$19]" office:value-type="string" office:string-value="{0x57,{0x38,0x44,0x94,0xAC,0x9C,0x40,0x38,0x0}},">
            <text:p>{0x57,{0x38,0x44,0x94,0xAC,0x9C,0x40,0x38,0x0}},</text:p>
          </table:table-cell>
          <table:table-cell table:formula="of:=CONCATENATE(&quot;// &quot;;[.A37])" office:value-type="string" office:string-value="// @">
            <text:p>// @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A.$B$19]" office:value-type="string" office:string-value="{0x47,{0x20,0x70,0xF8,0xD8,0xF8,0xD8,0xD8,0x0}},">
            <text:p>{0x47,{0x20,0x70,0xF8,0xD8,0xF8,0xD8,0xD8,0x0}},</text:p>
          </table:table-cell>
          <table:table-cell office:value-type="string">
            <text:p>// A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B.$B$19]" office:value-type="string" office:string-value="{0x47,{0xF0,0xD8,0xD8,0xF0,0xD8,0xD8,0xF0,0x0}},">
            <text:p>{0x47,{0xF0,0xD8,0xD8,0xF0,0xD8,0xD8,0xF0,0x0}},</text:p>
          </table:table-cell>
          <table:table-cell office:value-type="string">
            <text:p>// B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[C.$B$19]" office:value-type="string" office:string-value="{0x47,{0x70,0xD8,0xC0,0xC0,0xC0,0xD8,0x70,0x0}},">
            <text:p>{0x47,{0x70,0xD8,0xC0,0xC0,0xC0,0xD8,0x70,0x0}},</text:p>
          </table:table-cell>
          <table:table-cell office:value-type="string">
            <text:p>// C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[D.$B$19]" office:value-type="string" office:string-value="{0x47,{0xF0,0xD8,0xD8,0xD8,0xD8,0xD8,0xF0,0x0}},">
            <text:p>{0x47,{0xF0,0xD8,0xD8,0xD8,0xD8,0xD8,0xF0,0x0}},</text:p>
          </table:table-cell>
          <table:table-cell office:value-type="string">
            <text:p>// D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[E.$B$19]" office:value-type="string" office:string-value="{0x37,{0xF0,0xC0,0xC0,0xF0,0xC0,0xC0,0xF0,0x0}},">
            <text:p>{0x37,{0xF0,0xC0,0xC0,0xF0,0xC0,0xC0,0xF0,0x0}},</text:p>
          </table:table-cell>
          <table:table-cell office:value-type="string">
            <text:p>// E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F.$B$19]" office:value-type="string" office:string-value="{0x37,{0xF0,0xC0,0xC0,0xF0,0xC0,0xC0,0xC0,0x0}},">
            <text:p>{0x37,{0xF0,0xC0,0xC0,0xF0,0xC0,0xC0,0xC0,0x0}},</text:p>
          </table:table-cell>
          <table:table-cell office:value-type="string">
            <text:p>// F</text:p>
          </table:table-cell>
        </table:table-row>
        <table:table-row table:style-name="ro2">
          <table:table-cell office:value-type="string">
            <text:p>G</text:p>
          </table:table-cell>
          <table:table-cell table:formula="of:=[G.$B$19]" office:value-type="string" office:string-value="{0x47,{0x70,0xD8,0xC0,0xD8,0xD8,0xC8,0x70,0x0}},">
            <text:p>{0x47,{0x70,0xD8,0xC0,0xD8,0xD8,0xC8,0x70,0x0}},</text:p>
          </table:table-cell>
          <table:table-cell office:value-type="string">
            <text:p>// G</text:p>
          </table:table-cell>
        </table:table-row>
        <table:table-row table:style-name="ro2">
          <table:table-cell office:value-type="string">
            <text:p>H</text:p>
          </table:table-cell>
          <table:table-cell table:formula="of:=[H.$B$19]" office:value-type="string" office:string-value="{0x47,{0xD8,0xD8,0xD8,0xF8,0xD8,0xD8,0xD8,0x0}},">
            <text:p>{0x47,{0xD8,0xD8,0xD8,0xF8,0xD8,0xD8,0xD8,0x0}},</text:p>
          </table:table-cell>
          <table:table-cell office:value-type="string">
            <text:p>// H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I.$B$19]" office:value-type="string" office:string-value="{0x37,{0xF0,0x60,0x60,0x60,0x60,0x60,0xF0,0x0}},">
            <text:p>{0x37,{0xF0,0x60,0x60,0x60,0x60,0x60,0xF0,0x0}},</text:p>
          </table:table-cell>
          <table:table-cell office:value-type="string">
            <text:p>// I</text:p>
          </table:table-cell>
        </table:table-row>
        <table:table-row table:style-name="ro2">
          <table:table-cell office:value-type="string">
            <text:p>J</text:p>
          </table:table-cell>
          <table:table-cell table:formula="of:=[J.$B$19]" office:value-type="string" office:string-value="{0x37,{0xF0,0x30,0x30,0x30,0x30,0x70,0xE0,0x0}},">
            <text:p>{0x37,{0xF0,0x30,0x30,0x30,0x30,0x70,0xE0,0x0}},</text:p>
          </table:table-cell>
          <table:table-cell office:value-type="string">
            <text:p>// J</text:p>
          </table:table-cell>
        </table:table-row>
        <table:table-row table:style-name="ro2">
          <table:table-cell office:value-type="string">
            <text:p>K</text:p>
          </table:table-cell>
          <table:table-cell table:formula="of:=[K.$B$19]" office:value-type="string" office:string-value="{0x47,{0xC8,0xD8,0xD8,0xF0,0xE0,0xD0,0xD8,0x0}},">
            <text:p>{0x47,{0xC8,0xD8,0xD8,0xF0,0xE0,0xD0,0xD8,0x0}},</text:p>
          </table:table-cell>
          <table:table-cell office:value-type="string">
            <text:p>// K</text:p>
          </table:table-cell>
        </table:table-row>
        <table:table-row table:style-name="ro2">
          <table:table-cell office:value-type="string">
            <text:p>L</text:p>
          </table:table-cell>
          <table:table-cell table:formula="of:=[L.$B$19]" office:value-type="string" office:string-value="{0x37,{0xC0,0xC0,0xC0,0xC0,0xC0,0xF0,0xF0,0x0}},">
            <text:p>{0x37,{0xC0,0xC0,0xC0,0xC0,0xC0,0xF0,0xF0,0x0}},</text:p>
          </table:table-cell>
          <table:table-cell office:value-type="string">
            <text:p>// L</text:p>
          </table:table-cell>
        </table:table-row>
        <table:table-row table:style-name="ro2">
          <table:table-cell office:value-type="string">
            <text:p>M</text:p>
          </table:table-cell>
          <table:table-cell table:formula="of:=[M.$B$19]" office:value-type="string" office:string-value="{0x67,{0xC6,0xEE,0xFE,0xD6,0xC6,0xC6,0xC6,0x0}},">
            <text:p>{0x67,{0xC6,0xEE,0xFE,0xD6,0xC6,0xC6,0xC6,0x0}},</text:p>
          </table:table-cell>
          <table:table-cell office:value-type="string">
            <text:p>// M</text:p>
          </table:table-cell>
        </table:table-row>
        <table:table-row table:style-name="ro2">
          <table:table-cell office:value-type="string">
            <text:p>N</text:p>
          </table:table-cell>
          <table:table-cell table:formula="of:=[N.$B$19]" office:value-type="string" office:string-value="{0x57,{0xCC,0xEC,0xFC,0xFC,0xDC,0xCC,0xC4,0x0}},">
            <text:p>{0x57,{0xCC,0xEC,0xFC,0xFC,0xDC,0xCC,0xC4,0x0}},</text:p>
          </table:table-cell>
          <table:table-cell office:value-type="string">
            <text:p>// N</text:p>
          </table:table-cell>
        </table:table-row>
        <table:table-row table:style-name="ro2">
          <table:table-cell office:value-type="string">
            <text:p>O</text:p>
          </table:table-cell>
          <table:table-cell table:formula="of:=[O.$B$19]" office:value-type="string" office:string-value="{0x47,{0x70,0xD8,0xD8,0xD8,0xD8,0xD8,0x70,0x0}},">
            <text:p>{0x47,{0x70,0xD8,0xD8,0xD8,0xD8,0xD8,0x70,0x0}},</text:p>
          </table:table-cell>
          <table:table-cell office:value-type="string">
            <text:p>// O</text:p>
          </table:table-cell>
        </table:table-row>
        <table:table-row table:style-name="ro2">
          <table:table-cell office:value-type="string">
            <text:p>P</text:p>
          </table:table-cell>
          <table:table-cell table:formula="of:=[P.$B$19]" office:value-type="string" office:string-value="{0x47,{0xF0,0xD8,0xD8,0xF0,0xC0,0xC0,0xC0,0x0}},">
            <text:p>{0x47,{0xF0,0xD8,0xD8,0xF0,0xC0,0xC0,0xC0,0x0}},</text:p>
          </table:table-cell>
          <table:table-cell office:value-type="string">
            <text:p>// P</text:p>
          </table:table-cell>
        </table:table-row>
        <table:table-row table:style-name="ro2">
          <table:table-cell office:value-type="string">
            <text:p>Q</text:p>
          </table:table-cell>
          <table:table-cell table:formula="of:=[Q.$B$19]" office:value-type="string" office:string-value="{0x47,{0x70,0xD8,0xD8,0xD8,0xD8,0xD0,0x70,0x18}},">
            <text:p>{0x47,{0x70,0xD8,0xD8,0xD8,0xD8,0xD0,0x70,0x18}},</text:p>
          </table:table-cell>
          <table:table-cell office:value-type="string">
            <text:p>// Q</text:p>
          </table:table-cell>
        </table:table-row>
        <table:table-row table:style-name="ro2">
          <table:table-cell office:value-type="string">
            <text:p>R</text:p>
          </table:table-cell>
          <table:table-cell table:formula="of:=[R.$B$19]" office:value-type="string" office:string-value="{0x47,{0xF0,0xD8,0xD8,0xF0,0xD0,0xD8,0xD8,0x0}},">
            <text:p>{0x47,{0xF0,0xD8,0xD8,0xF0,0xD0,0xD8,0xD8,0x0}},</text:p>
          </table:table-cell>
          <table:table-cell office:value-type="string">
            <text:p>// R</text:p>
          </table:table-cell>
        </table:table-row>
        <table:table-row table:style-name="ro2">
          <table:table-cell office:value-type="string">
            <text:p>S</text:p>
          </table:table-cell>
          <table:table-cell table:formula="of:=[S.$B$19]" office:value-type="string" office:string-value="{0x47,{0x70,0xC8,0xE0,0x70,0x38,0x98,0x70,0x0}},">
            <text:p>{0x47,{0x70,0xC8,0xE0,0x70,0x38,0x98,0x70,0x0}},</text:p>
          </table:table-cell>
          <table:table-cell office:value-type="string">
            <text:p>// S</text:p>
          </table:table-cell>
        </table:table-row>
        <table:table-row table:style-name="ro2">
          <table:table-cell office:value-type="string">
            <text:p>T</text:p>
          </table:table-cell>
          <table:table-cell table:formula="of:=[T.$B$19]" office:value-type="string" office:string-value="{0x37,{0xF0,0x60,0x60,0x60,0x60,0x60,0x60,0x0}},">
            <text:p>{0x37,{0xF0,0x60,0x60,0x60,0x60,0x60,0x60,0x0}},</text:p>
          </table:table-cell>
          <table:table-cell office:value-type="string">
            <text:p>// T</text:p>
          </table:table-cell>
        </table:table-row>
        <table:table-row table:style-name="ro2">
          <table:table-cell office:value-type="string">
            <text:p>U</text:p>
          </table:table-cell>
          <table:table-cell table:formula="of:=[U.$B$19]" office:value-type="string" office:string-value="{0x47,{0xD8,0xD8,0xD8,0xD8,0xD8,0xF8,0x70,0x0}},">
            <text:p>{0x47,{0xD8,0xD8,0xD8,0xD8,0xD8,0xF8,0x70,0x0}},</text:p>
          </table:table-cell>
          <table:table-cell office:value-type="string">
            <text:p>// U</text:p>
          </table:table-cell>
        </table:table-row>
        <table:table-row table:style-name="ro2">
          <table:table-cell office:value-type="string">
            <text:p>V</text:p>
          </table:table-cell>
          <table:table-cell table:formula="of:=[V.$B$19]" office:value-type="string" office:string-value="{0x47,{0x88,0x88,0xD8,0x50,0x70,0x20,0x20,0x0}},">
            <text:p>{0x47,{0x88,0x88,0xD8,0x50,0x70,0x20,0x20,0x0}},</text:p>
          </table:table-cell>
          <table:table-cell office:value-type="string">
            <text:p>// V</text:p>
          </table:table-cell>
        </table:table-row>
        <table:table-row table:style-name="ro2">
          <table:table-cell office:value-type="string">
            <text:p>W</text:p>
          </table:table-cell>
          <table:table-cell table:formula="of:=[W.$B$19]" office:value-type="string" office:string-value="{0x67,{0xC6,0xC6,0xD6,0x54,0x7C,0x7C,0x28,0x0}},">
            <text:p>{0x67,{0xC6,0xC6,0xD6,0x54,0x7C,0x7C,0x28,0x0}},</text:p>
          </table:table-cell>
          <table:table-cell office:value-type="string">
            <text:p>// W</text:p>
          </table:table-cell>
        </table:table-row>
        <table:table-row table:style-name="ro2">
          <table:table-cell office:value-type="string">
            <text:p>X</text:p>
          </table:table-cell>
          <table:table-cell table:formula="of:=[X.$B$19]" office:value-type="string" office:string-value="{0x47,{0x88,0xD8,0x70,0x20,0x70,0xD8,0x88,0x0}},">
            <text:p>{0x47,{0x88,0xD8,0x70,0x20,0x70,0xD8,0x88,0x0}},</text:p>
          </table:table-cell>
          <table:table-cell office:value-type="string">
            <text:p>// X</text:p>
          </table:table-cell>
        </table:table-row>
        <table:table-row table:style-name="ro2">
          <table:table-cell office:value-type="string">
            <text:p>Y</text:p>
          </table:table-cell>
          <table:table-cell table:formula="of:=[Y.$B$19]" office:value-type="string" office:string-value="{0x57,{0x84,0xCC,0x78,0x30,0x30,0x30,0x30,0x0}},">
            <text:p>{0x57,{0x84,0xCC,0x78,0x30,0x30,0x30,0x30,0x0}},</text:p>
          </table:table-cell>
          <table:table-cell office:value-type="string">
            <text:p>// Y</text:p>
          </table:table-cell>
        </table:table-row>
        <table:table-row table:style-name="ro2">
          <table:table-cell office:value-type="string">
            <text:p>Z</text:p>
          </table:table-cell>
          <table:table-cell table:formula="of:=[Z.$B$19]" office:value-type="string" office:string-value="{0x47,{0xF8,0xF8,0x18,0x30,0x60,0xF8,0xF8,0x0}},">
            <text:p>{0x47,{0xF8,0xF8,0x18,0x30,0x60,0xF8,0xF8,0x0}},</text:p>
          </table:table-cell>
          <table:table-cell office:value-type="string">
            <text:p>// Z</text:p>
          </table:table-cell>
        </table:table-row>
        <table:table-row table:style-name="ro2">
          <table:table-cell office:value-type="string">
            <text:p>[</text:p>
          </table:table-cell>
          <table:table-cell table:formula="of:=[LSQB.$B$19]" office:value-type="string" office:string-value="{0x17,{0xC0,0x80,0x80,0x80,0x80,0x80,0xC0,0x0}},">
            <text:p>{0x17,{0xC0,0x80,0x80,0x80,0x80,0x80,0xC0,0x0}},</text:p>
          </table:table-cell>
          <table:table-cell table:formula="of:=CONCATENATE(&quot;// &quot;;[.A64])" office:value-type="string" office:string-value="// [">
            <text:p>// [</text:p>
          </table:table-cell>
        </table:table-row>
        <table:table-row table:style-name="ro2">
          <table:table-cell office:value-type="string">
            <text:p>\</text:p>
          </table:table-cell>
          <table:table-cell table:formula="of:=[BSOL.$B$19]" office:value-type="string" office:string-value="{0x37,{0x80,0xC0,0x40,0x60,0x20,0x30,0x10,0x0}},">
            <text:p>{0x37,{0x80,0xC0,0x40,0x60,0x20,0x30,0x10,0x0}},</text:p>
          </table:table-cell>
          <table:table-cell table:formula="of:=CONCATENATE(&quot;// &quot;;[.A65])" office:value-type="string" office:string-value="// \">
            <text:p>// \</text:p>
          </table:table-cell>
        </table:table-row>
        <table:table-row table:style-name="ro2">
          <table:table-cell office:value-type="string">
            <text:p>]</text:p>
          </table:table-cell>
          <table:table-cell table:formula="of:=[RSQB.$B$19]" office:value-type="string" office:string-value="{0x17,{0xC0,0x40,0x40,0x40,0x40,0x40,0xC0,0x0}},">
            <text:p>{0x17,{0xC0,0x40,0x40,0x40,0x40,0x40,0xC0,0x0}},</text:p>
          </table:table-cell>
          <table:table-cell table:formula="of:=CONCATENATE(&quot;// &quot;;[.A66])" office:value-type="string" office:string-value="// ]">
            <text:p>// ]</text:p>
          </table:table-cell>
        </table:table-row>
        <table:table-row table:style-name="ro2">
          <table:table-cell office:value-type="string">
            <text:p>^</text:p>
          </table:table-cell>
          <table:table-cell table:formula="of:=[HAT.$B$19]" office:value-type="string" office:string-value="{0x27,{0x40,0xA0,0x0,0x0,0x0,0x0,0x0,0x0}},">
            <text:p>{0x27,{0x40,0xA0,0x0,0x0,0x0,0x0,0x0,0x0}},</text:p>
          </table:table-cell>
          <table:table-cell table:formula="of:=CONCATENATE(&quot;// &quot;;[.A67])" office:value-type="string" office:string-value="// ^">
            <text:p>// ^</text:p>
          </table:table-cell>
        </table:table-row>
        <table:table-row table:style-name="ro2">
          <table:table-cell office:value-type="string">
            <text:p>_</text:p>
          </table:table-cell>
          <table:table-cell table:formula="of:=[LOWBAR.$B$19]" office:value-type="string" office:string-value="{0x37,{0x0,0x0,0x0,0x0,0x0,0x0,0x0,0xF0}},">
            <text:p>{0x37,{0x0,0x0,0x0,0x0,0x0,0x0,0x0,0xF0}},</text:p>
          </table:table-cell>
          <table:table-cell table:formula="of:=CONCATENATE(&quot;// &quot;;[.A68])" office:value-type="string" office:string-value="// _">
            <text:p>// _</text:p>
          </table:table-cell>
        </table:table-row>
        <table:table-row table:style-name="ro2">
          <table:table-cell office:value-type="string">
            <text:p>`</text:p>
          </table:table-cell>
          <table:table-cell table:formula="of:=[GRAVE.$B$19]" office:value-type="string" office:string-value="{0x17,{0x80,0x80,0x40,0x0,0x0,0x0,0x0,0x0}},">
            <text:p>{0x17,{0x80,0x80,0x40,0x0,0x0,0x0,0x0,0x0}},</text:p>
          </table:table-cell>
          <table:table-cell table:formula="of:=CONCATENATE(&quot;// &quot;;[.A69])" office:value-type="string" office:string-value="// `">
            <text:p>// `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A_2.$B$19]" office:value-type="string" office:string-value="{0x37,{0x0,0x0,0xE0,0x10,0x70,0xB0,0x50,0x0}},">
            <text:p>{0x37,{0x0,0x0,0xE0,0x10,0x70,0xB0,0x50,0x0}},</text:p>
          </table:table-cell>
          <table:table-cell table:formula="of:=CONCATENATE(&quot;// &quot;;[.A70])" office:value-type="string" office:string-value="// a">
            <text:p>// a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B_2.$B$19]" office:value-type="string" office:string-value="{0x27,{0x80,0x80,0x80,0xC0,0xA0,0xA0,0xC0,0x0}},">
            <text:p>{0x27,{0x80,0x80,0x80,0xC0,0xA0,0xA0,0xC0,0x0}},</text:p>
          </table:table-cell>
          <table:table-cell table:formula="of:=CONCATENATE(&quot;// &quot;;[.A71])" office:value-type="string" office:string-value="// b">
            <text:p>// b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[C_2.$B$19]" office:value-type="string" office:string-value="{0x27,{0x0,0x0,0x0,0x60,0x80,0x80,0x60,0x0}},">
            <text:p>{0x27,{0x0,0x0,0x0,0x60,0x80,0x80,0x60,0x0}},</text:p>
          </table:table-cell>
          <table:table-cell table:formula="of:=CONCATENATE(&quot;// &quot;;[.A72])" office:value-type="string" office:string-value="// c">
            <text:p>// c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[D_2.$B$19]" office:value-type="string" office:string-value="{0x27,{0x20,0x20,0x20,0x60,0xA0,0xA0,0x60,0x0}},">
            <text:p>{0x27,{0x20,0x20,0x20,0x60,0xA0,0xA0,0x60,0x0}},</text:p>
          </table:table-cell>
          <table:table-cell table:formula="of:=CONCATENATE(&quot;// &quot;;[.A73])" office:value-type="string" office:string-value="// d">
            <text:p>// d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[E_2.$B$19]" office:value-type="string" office:string-value="{0x37,{0x0,0x0,0x60,0x90,0xF0,0x80,0x70,0x0}},">
            <text:p>{0x37,{0x0,0x0,0x60,0x90,0xF0,0x80,0x70,0x0}},</text:p>
          </table:table-cell>
          <table:table-cell table:formula="of:=CONCATENATE(&quot;// &quot;;[.A74])" office:value-type="string" office:string-value="// e">
            <text:p>// e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F_2.$B$19]" office:value-type="string" office:string-value="{0x17,{0x40,0x80,0x80,0xC0,0x80,0x80,0x80,0x0}},">
            <text:p>{0x17,{0x40,0x80,0x80,0xC0,0x80,0x80,0x80,0x0}},</text:p>
          </table:table-cell>
          <table:table-cell table:formula="of:=CONCATENATE(&quot;// &quot;;[.A75])" office:value-type="string" office:string-value="// f">
            <text:p>// f</text:p>
          </table:table-cell>
        </table:table-row>
        <table:table-row table:style-name="ro2">
          <table:table-cell office:value-type="string">
            <text:p>g</text:p>
          </table:table-cell>
          <table:table-cell table:formula="of:=[G_2.$B$19]" office:value-type="string" office:string-value="{0x37,{0x0,0x0,0x70,0x90,0x90,0x70,0x10,0x60}},">
            <text:p>{0x37,{0x0,0x0,0x70,0x90,0x90,0x70,0x10,0x60}},</text:p>
          </table:table-cell>
          <table:table-cell table:formula="of:=CONCATENATE(&quot;// &quot;;[.A76])" office:value-type="string" office:string-value="// g">
            <text:p>// g</text:p>
          </table:table-cell>
        </table:table-row>
        <table:table-row table:style-name="ro2">
          <table:table-cell office:value-type="string">
            <text:p>h</text:p>
          </table:table-cell>
          <table:table-cell table:formula="of:=[H_2.$B$19]" office:value-type="string" office:string-value="{0x27,{0x80,0x80,0x80,0xC0,0xA0,0xA0,0xA0,0x0}},">
            <text:p>{0x27,{0x80,0x80,0x80,0xC0,0xA0,0xA0,0xA0,0x0}},</text:p>
          </table:table-cell>
          <table:table-cell table:formula="of:=CONCATENATE(&quot;// &quot;;[.A77])" office:value-type="string" office:string-value="// h">
            <text:p>// h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I_2.$B$19]" office:value-type="string" office:string-value="{0x7,{0x80,0x0,0x0,0x80,0x80,0x80,0x80,0x0}},">
            <text:p>{0x7,{0x80,0x0,0x0,0x80,0x80,0x80,0x80,0x0}},</text:p>
          </table:table-cell>
          <table:table-cell table:formula="of:=CONCATENATE(&quot;// &quot;;[.A78])" office:value-type="string" office:string-value="// i">
            <text:p>// i</text:p>
          </table:table-cell>
        </table:table-row>
        <table:table-row table:style-name="ro2">
          <table:table-cell office:value-type="string">
            <text:p>j</text:p>
          </table:table-cell>
          <table:table-cell table:formula="of:=[J_2.$B$19]" office:value-type="string" office:string-value="{0x17,{0x40,0x0,0x0,0x40,0x40,0x40,0x40,0x80}},">
            <text:p>{0x17,{0x40,0x0,0x0,0x40,0x40,0x40,0x40,0x80}},</text:p>
          </table:table-cell>
          <table:table-cell table:formula="of:=CONCATENATE(&quot;// &quot;;[.A79])" office:value-type="string" office:string-value="// j">
            <text:p>// j</text:p>
          </table:table-cell>
        </table:table-row>
        <table:table-row table:style-name="ro2">
          <table:table-cell office:value-type="string">
            <text:p>k</text:p>
          </table:table-cell>
          <table:table-cell table:formula="of:=[K_2.$B$19]" office:value-type="string" office:string-value="{0x27,{0x80,0x80,0x80,0xA0,0xC0,0xC0,0xA0,0x0}},">
            <text:p>{0x27,{0x80,0x80,0x80,0xA0,0xC0,0xC0,0xA0,0x0}},</text:p>
          </table:table-cell>
          <table:table-cell table:formula="of:=CONCATENATE(&quot;// &quot;;[.A80])" office:value-type="string" office:string-value="// k">
            <text:p>// k</text:p>
          </table:table-cell>
        </table:table-row>
        <table:table-row table:style-name="ro2">
          <table:table-cell office:value-type="string">
            <text:p>l</text:p>
          </table:table-cell>
          <table:table-cell table:formula="of:=[L_2.$B$19]" office:value-type="string" office:string-value="{0x17,{0x80,0x80,0x80,0x80,0x80,0x80,0x40,0x0}},">
            <text:p>{0x17,{0x80,0x80,0x80,0x80,0x80,0x80,0x40,0x0}},</text:p>
          </table:table-cell>
          <table:table-cell table:formula="of:=CONCATENATE(&quot;// &quot;;[.A81])" office:value-type="string" office:string-value="// l">
            <text:p>// l</text:p>
          </table:table-cell>
        </table:table-row>
        <table:table-row table:style-name="ro2">
          <table:table-cell office:value-type="string">
            <text:p>m</text:p>
          </table:table-cell>
          <table:table-cell table:formula="of:=[M_2.$B$19]" office:value-type="string" office:string-value="{0x47,{0x0,0x0,0x0,0xD0,0xA8,0xA8,0xA8,0x0}},">
            <text:p>{0x47,{0x0,0x0,0x0,0xD0,0xA8,0xA8,0xA8,0x0}},</text:p>
          </table:table-cell>
          <table:table-cell table:formula="of:=CONCATENATE(&quot;// &quot;;[.A82])" office:value-type="string" office:string-value="// m">
            <text:p>// m</text:p>
          </table:table-cell>
        </table:table-row>
        <table:table-row table:style-name="ro2">
          <table:table-cell office:value-type="string">
            <text:p>n</text:p>
          </table:table-cell>
          <table:table-cell table:formula="of:=[N_2.$B$19]" office:value-type="string" office:string-value="{0x27,{0x0,0x0,0x0,0xC0,0xA0,0xA0,0xA0,0x0}},">
            <text:p>{0x27,{0x0,0x0,0x0,0xC0,0xA0,0xA0,0xA0,0x0}},</text:p>
          </table:table-cell>
          <table:table-cell table:formula="of:=CONCATENATE(&quot;// &quot;;[.A83])" office:value-type="string" office:string-value="// n">
            <text:p>// n</text:p>
          </table:table-cell>
        </table:table-row>
        <table:table-row table:style-name="ro2">
          <table:table-cell office:value-type="string">
            <text:p>o</text:p>
          </table:table-cell>
          <table:table-cell table:formula="of:=[O_2.$B$19]" office:value-type="string" office:string-value="{0x27,{0x0,0x0,0x0,0x40,0xA0,0xA0,0x40,0x0}},">
            <text:p>{0x27,{0x0,0x0,0x0,0x40,0xA0,0xA0,0x40,0x0}},</text:p>
          </table:table-cell>
          <table:table-cell table:formula="of:=CONCATENATE(&quot;// &quot;;[.A84])" office:value-type="string" office:string-value="// o">
            <text:p>// o</text:p>
          </table:table-cell>
        </table:table-row>
        <table:table-row table:style-name="ro2">
          <table:table-cell office:value-type="string">
            <text:p>p</text:p>
          </table:table-cell>
          <table:table-cell table:formula="of:=[P_2.$B$19]" office:value-type="string" office:string-value="{0x27,{0x0,0x0,0x0,0xC0,0xA0,0xA0,0xC0,0x80}},">
            <text:p>{0x27,{0x0,0x0,0x0,0xC0,0xA0,0xA0,0xC0,0x80}},</text:p>
          </table:table-cell>
          <table:table-cell table:formula="of:=CONCATENATE(&quot;// &quot;;[.A85])" office:value-type="string" office:string-value="// p">
            <text:p>// p</text:p>
          </table:table-cell>
        </table:table-row>
        <table:table-row table:style-name="ro2">
          <table:table-cell office:value-type="string">
            <text:p>q</text:p>
          </table:table-cell>
          <table:table-cell table:formula="of:=[Q_2.$B$19]" office:value-type="string" office:string-value="{0x27,{0x0,0x0,0x0,0x60,0xA0,0xA0,0x60,0x20}},">
            <text:p>{0x27,{0x0,0x0,0x0,0x60,0xA0,0xA0,0x60,0x20}},</text:p>
          </table:table-cell>
          <table:table-cell table:formula="of:=CONCATENATE(&quot;// &quot;;[.A86])" office:value-type="string" office:string-value="// q">
            <text:p>// q</text:p>
          </table:table-cell>
        </table:table-row>
        <table:table-row table:style-name="ro2">
          <table:table-cell office:value-type="string">
            <text:p>r</text:p>
          </table:table-cell>
          <table:table-cell table:formula="of:=[R_2.$B$19]" office:value-type="string" office:string-value="{0x27,{0x0,0x0,0x0,0xC0,0xA0,0x80,0x80,0x0}},">
            <text:p>{0x27,{0x0,0x0,0x0,0xC0,0xA0,0x80,0x80,0x0}},</text:p>
          </table:table-cell>
          <table:table-cell table:formula="of:=CONCATENATE(&quot;// &quot;;[.A87])" office:value-type="string" office:string-value="// r">
            <text:p>// r</text:p>
          </table:table-cell>
        </table:table-row>
        <table:table-row table:style-name="ro2">
          <table:table-cell office:value-type="string">
            <text:p>s</text:p>
          </table:table-cell>
          <table:table-cell table:formula="of:=[S_2.$B$19]" office:value-type="string" office:string-value="{0x27,{0x0,0x0,0x60,0x80,0x40,0x20,0xC0,0x0}},">
            <text:p>{0x27,{0x0,0x0,0x60,0x80,0x40,0x20,0xC0,0x0}},</text:p>
          </table:table-cell>
          <table:table-cell table:formula="of:=CONCATENATE(&quot;// &quot;;[.A88])" office:value-type="string" office:string-value="// s">
            <text:p>// s</text:p>
          </table:table-cell>
        </table:table-row>
        <table:table-row table:style-name="ro2">
          <table:table-cell office:value-type="string">
            <text:p>t</text:p>
          </table:table-cell>
          <table:table-cell table:formula="of:=[T_2.$B$19]" office:value-type="string" office:string-value="{0x17,{0x80,0xC0,0x80,0x80,0x80,0x80,0x40,0x0}},">
            <text:p>{0x17,{0x80,0xC0,0x80,0x80,0x80,0x80,0x40,0x0}},</text:p>
          </table:table-cell>
          <table:table-cell table:formula="of:=CONCATENATE(&quot;// &quot;;[.A89])" office:value-type="string" office:string-value="// t">
            <text:p>// t</text:p>
          </table:table-cell>
        </table:table-row>
        <table:table-row table:style-name="ro2">
          <table:table-cell office:value-type="string">
            <text:p>u</text:p>
          </table:table-cell>
          <table:table-cell table:formula="of:=[U_2.$B$19]" office:value-type="string" office:string-value="{0x27,{0x0,0x0,0x0,0xA0,0xA0,0xA0,0x40,0x0}},">
            <text:p>{0x27,{0x0,0x0,0x0,0xA0,0xA0,0xA0,0x40,0x0}},</text:p>
          </table:table-cell>
          <table:table-cell table:formula="of:=CONCATENATE(&quot;// &quot;;[.A90])" office:value-type="string" office:string-value="// u">
            <text:p>// u</text:p>
          </table:table-cell>
        </table:table-row>
        <table:table-row table:style-name="ro2">
          <table:table-cell office:value-type="string">
            <text:p>v</text:p>
          </table:table-cell>
          <table:table-cell table:formula="of:=[V_2.$B$19]" office:value-type="string" office:string-value="{0x27,{0x0,0x0,0x0,0xA0,0xA0,0x40,0x40,0x0}},">
            <text:p>{0x27,{0x0,0x0,0x0,0xA0,0xA0,0x40,0x40,0x0}},</text:p>
          </table:table-cell>
          <table:table-cell table:formula="of:=CONCATENATE(&quot;// &quot;;[.A91])" office:value-type="string" office:string-value="// v">
            <text:p>// v</text:p>
          </table:table-cell>
        </table:table-row>
        <table:table-row table:style-name="ro2">
          <table:table-cell office:value-type="string">
            <text:p>w</text:p>
          </table:table-cell>
          <table:table-cell table:formula="of:=[W_2.$B$19]" office:value-type="string" office:string-value="{0x47,{0x0,0x0,0x0,0xA8,0xA8,0x50,0x50,0x0}},">
            <text:p>{0x47,{0x0,0x0,0x0,0xA8,0xA8,0x50,0x50,0x0}},</text:p>
          </table:table-cell>
          <table:table-cell table:formula="of:=CONCATENATE(&quot;// &quot;;[.A92])" office:value-type="string" office:string-value="// w">
            <text:p>// w</text:p>
          </table:table-cell>
        </table:table-row>
        <table:table-row table:style-name="ro2">
          <table:table-cell office:value-type="string">
            <text:p>x</text:p>
          </table:table-cell>
          <table:table-cell table:formula="of:=[X_2.$B$19]" office:value-type="string" office:string-value="{0x27,{0x0,0x0,0x0,0xA0,0x40,0x40,0xA0,0x0}},">
            <text:p>{0x27,{0x0,0x0,0x0,0xA0,0x40,0x40,0xA0,0x0}},</text:p>
          </table:table-cell>
          <table:table-cell table:formula="of:=CONCATENATE(&quot;// &quot;;[.A93])" office:value-type="string" office:string-value="// x">
            <text:p>// x</text:p>
          </table:table-cell>
        </table:table-row>
        <table:table-row table:style-name="ro2">
          <table:table-cell office:value-type="string">
            <text:p>y</text:p>
          </table:table-cell>
          <table:table-cell table:formula="of:=[Y_2.$B$19]" office:value-type="string" office:string-value="{0x27,{0x2,0x2,0x3,0xA0,0xA0,0x60,0x20,0xC0}},">
            <text:p>{0x27,{0x2,0x2,0x3,0xA0,0xA0,0x60,0x20,0xC0}},</text:p>
          </table:table-cell>
          <table:table-cell table:formula="of:=CONCATENATE(&quot;// &quot;;[.A94])" office:value-type="string" office:string-value="// y">
            <text:p>// y</text:p>
          </table:table-cell>
        </table:table-row>
        <table:table-row table:style-name="ro2">
          <table:table-cell office:value-type="string">
            <text:p>z</text:p>
          </table:table-cell>
          <table:table-cell table:formula="of:=[Z_2.$B$19]" office:value-type="string" office:string-value="{0x27,{0x0,0x0,0x0,0xE0,0x40,0x80,0xE0,0x0}},">
            <text:p>{0x27,{0x0,0x0,0x0,0xE0,0x40,0x80,0xE0,0x0}},</text:p>
          </table:table-cell>
          <table:table-cell table:formula="of:=CONCATENATE(&quot;// &quot;;[.A95])" office:value-type="string" office:string-value="// z">
            <text:p>// z</text:p>
          </table:table-cell>
        </table:table-row>
        <table:table-row table:style-name="ro2">
          <table:table-cell office:value-type="string">
            <text:p>{</text:p>
          </table:table-cell>
          <table:table-cell table:formula="of:=[LCUB.$B$19]" office:value-type="string" office:string-value="{0x27,{0x60,0x40,0x40,0x80,0x40,0x40,0x60,0x0}},">
            <text:p>{0x27,{0x60,0x40,0x40,0x80,0x40,0x40,0x60,0x0}},</text:p>
          </table:table-cell>
          <table:table-cell table:formula="of:=CONCATENATE(&quot;// &quot;;[.A96])" office:value-type="string" office:string-value="// {">
            <text:p>// {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VERBAR.$B$19]" office:value-type="string" office:string-value="{0x7,{0x80,0x80,0x80,0x80,0x80,0x80,0x80,0x0}},">
            <text:p>{0x7,{0x80,0x80,0x80,0x80,0x80,0x80,0x80,0x0}},</text:p>
          </table:table-cell>
          <table:table-cell table:formula="of:=CONCATENATE(&quot;// &quot;;[.A97])" office:value-type="string" office:string-value="// |">
            <text:p>// |</text:p>
          </table:table-cell>
        </table:table-row>
        <table:table-row table:style-name="ro2">
          <table:table-cell office:value-type="string">
            <text:p>}</text:p>
          </table:table-cell>
          <table:table-cell table:formula="of:=[RCUB.$B$19]" office:value-type="string" office:string-value="{0x27,{0xC0,0x40,0x40,0x20,0x40,0x40,0xC0,0x0}},">
            <text:p>{0x27,{0xC0,0x40,0x40,0x20,0x40,0x40,0xC0,0x0}},</text:p>
          </table:table-cell>
          <table:table-cell table:formula="of:=CONCATENATE(&quot;// &quot;;[.A98])" office:value-type="string" office:string-value="// }">
            <text:p>// }</text:p>
          </table:table-cell>
        </table:table-row>
        <table:table-row table:style-name="ro2">
          <table:table-cell office:value-type="string">
            <text:p>~</text:p>
          </table:table-cell>
          <table:table-cell table:formula="of:=[TILDE.$B$19]" office:value-type="string" office:string-value="{0x37,{0x0,0x0,0x0,0x50,0xA0,0x0,0x0,0x0}},">
            <text:p>{0x37,{0x0,0x0,0x0,0x50,0xA0,0x0,0x0,0x0}},</text:p>
          </table:table-cell>
          <table:table-cell table:formula="of:=CONCATENATE(&quot;// &quot;;[.A99])" office:value-type="string" office:string-value="// ~">
            <text:p>// ~</text:p>
          </table:table-cell>
        </table:table-row>
        <table:table-row table:style-name="ro2">
          <table:table-cell office:value-type="string">
            <text:p>BK</text:p>
          </table:table-cell>
          <table:table-cell table:formula="of:=[BK.$B$19]" office:value-type="string" office:string-value="{0x37,{0xF0,0xF0,0xF0,0xF0,0xF0,0xF0,0xF0,0x0}},">
            <text:p>{0x37,{0xF0,0xF0,0xF0,0xF0,0xF0,0xF0,0xF0,0x0}},</text:p>
          </table:table-cell>
          <table:table-cell table:formula="of:=CONCATENATE(&quot;// &quot;;[.A100])" office:value-type="string" office:string-value="// BK">
            <text:p>// BK</text:p>
          </table:table-cell>
        </table:table-row>
      </table:table>
      <table:table table:name="TEMPLAT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0,0x0,0x0,0x0,0x0}},">
            <text:p>{0x47,{0x0,0x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P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0,0x0,0x0,0x0,0x0}},">
            <text:p>{0x27,{0x0,0x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XCL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80,0x80,0x80,0x0,0x80,0x0}},">
            <text:p>{0x7,{0x80,0x80,0x80,0x80,0x80,0x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O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A0">
            <text:p>A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A0,0xA0,0x0,0x0,0x0,0x0,0x0,0x0}},">
            <text:p>{0x27,{0xA0,0xA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NUM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8">
            <text:p>F8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8">
            <text:p>F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50">
            <text:p>50</text:p>
          </table:table-cell>
          <table:table-cell table:formula="of:=[.K8]" office:value-type="string" office:string-value="50">
            <text:p>50</text:p>
          </table:table-cell>
          <table:table-cell table:formula="of:=[.K9]" office:value-type="string" office:string-value="F8">
            <text:p>F8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F8">
            <text:p>F8</text:p>
          </table:table-cell>
          <table:table-cell table:formula="of:=[.K12]" office:value-type="string" office:string-value="50">
            <text:p>5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50,0x50,0xF8,0x50,0xF8,0x50,0x50,0x0}},">
            <text:p>{0x47,{0x50,0x50,0xF8,0x50,0xF8,0x50,0x5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LL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8">
            <text:p>2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A8">
            <text:p>A8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28">
            <text:p>28</text:p>
          </table:table-cell>
          <table:table-cell table:formula="of:=[.K12]" office:value-type="string" office:string-value="A8">
            <text:p>A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20">
            <text:p>2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A8,0xA0,0x70,0x28,0xA8,0x70,0x20}},">
            <text:p>{0x47,{0x70,0xA8,0xA0,0x70,0x28,0xA8,0x70,0x2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ERCN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8">
            <text:p>C8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8">
            <text:p>C8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C8">
            <text:p>C8</text:p>
          </table:table-cell>
          <table:table-cell table:formula="of:=[.K8]" office:value-type="string" office:string-value="C8">
            <text:p>C8</text:p>
          </table:table-cell>
          <table:table-cell table:formula="of:=[.K9]" office:value-type="string" office:string-value="10">
            <text:p>1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98">
            <text:p>9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C8,0xC8,0x10,0x20,0x40,0x98,0x98,0x0}},">
            <text:p>{0x47,{0xC8,0xC8,0x10,0x20,0x40,0x98,0x9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MP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B0">
            <text:p>B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8">
            <text:p>6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B0">
            <text:p>B0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68">
            <text:p>6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60,0x90,0x60,0x60,0xB0,0x98,0x68,0x0}},">
            <text:p>{0x47,{0x60,0x90,0x60,0x60,0xB0,0x98,0x6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PO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0,0x0,0x0,0x0,0x0,0x0}},">
            <text:p>{0x7,{0x80,0x8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PARE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80,0x80,0x80,0x80,0x80,0x40,0x0}},">
            <text:p>{0x17,{0x40,0x80,0x80,0x80,0x80,0x80,0x4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PARE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40,0x40,0x40,0x40,0x40,0x80,0x0}},">
            <text:p>{0x17,{0x80,0x40,0x40,0x40,0x40,0x4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S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A8">
            <text:p>A8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20,0xA8,0x70,0xA8,0x20,0x0,0x0}},">
            <text:p>{0x47,{0x0,0x20,0xA8,0x70,0xA8,0x2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LU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40,0xE0,0x40,0x0,0x0,0x0}},">
            <text:p>{0x27,{0x0,0x0,0x40,0xE0,0x4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MA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0,0x0,0x0,0x0,0x0,0x40,0x40,0x80}},">
            <text:p>{0x17,{0x0,0x0,0x0,0x0,0x0,0x40,0x40,0x8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INU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E0,0x0,0x0,0x0,0x0}},">
            <text:p>{0x27,{0x0,0x0,0x0,0xE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0,0x0,0x0,0x0,0x0,0x0,0x80,0x0}},">
            <text:p>{0x7,{0x0,0x0,0x0,0x0,0x0,0x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LASH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10,0x30,0x20,0x60,0x40,0xC0,0x80,0x0}},">
            <text:p>{0x37,{0x10,0x30,0x20,0x60,0x40,0xC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LO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0,0x0,0x0,0x80,0x0,0x80,0x0,0x0}},">
            <text:p>{0x7,{0x0,0x0,0x0,0x80,0x0,0x8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EMICOLO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0,0x0,0x0,0x40,0x0,0x40,0x40,0x80}},">
            <text:p>{0x17,{0x0,0x0,0x0,0x40,0x0,0x40,0x40,0x8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MALLE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20,0x40,0x80,0x40,0x20,0x0,0x0}},">
            <text:p>{0x27,{0x0,0x20,0x40,0x80,0x40,0x2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QUAL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E0">
            <text:p>E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E0,0x0,0xE0,0x0,0x0,0x0}},">
            <text:p>{0x27,{0x0,0x0,0xE0,0x0,0xE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REATE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80,0x40,0x20,0x40,0x80,0x0,0x0}},">
            <text:p>{0x27,{0x0,0x80,0x40,0x20,0x40,0x8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ESTIONMARK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20,0x40,0x40,0x0,0x40,0x0}},">
            <text:p>{0x27,{0x40,0xA0,0x20,0x40,0x40,0x0,0x4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/>
          <table:table-cell table:number-columns-repeated="3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38">
            <text:p>38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4">
            <text:p>44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4">
            <text:p>94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C">
            <text:p>AC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3"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C">
            <text:p>9C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/>
          <table:table-cell table:number-columns-repeated="3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38">
            <text:p>3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57">
            <text:p>57</text:p>
          </table:table-cell>
          <table:table-cell table:formula="of:=[.K7]" office:value-type="string" office:string-value="38">
            <text:p>38</text:p>
          </table:table-cell>
          <table:table-cell table:formula="of:=[.K8]" office:value-type="string" office:string-value="44">
            <text:p>44</text:p>
          </table:table-cell>
          <table:table-cell table:formula="of:=[.K9]" office:value-type="string" office:string-value="94">
            <text:p>94</text:p>
          </table:table-cell>
          <table:table-cell table:formula="of:=[.K10]" office:value-type="string" office:string-value="AC">
            <text:p>AC</text:p>
          </table:table-cell>
          <table:table-cell table:formula="of:=[.K11]" office:value-type="string" office:string-value="9C">
            <text:p>9C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38">
            <text:p>3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57,{0x38,0x44,0x94,0xAC,0x9C,0x40,0x38,0x0}},">
            <text:p>{0x57,{0x38,0x44,0x94,0xAC,0x9C,0x40,0x3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0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B0">
            <text:p>B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D0">
            <text:p>D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B0,0xF0,0xD0,0x90,0x60,0x0}},">
            <text:p>{0x37,{0x60,0x90,0xB0,0xF0,0xD0,0x90,0x60,0x0}},</text:p>
          </table:table-cell>
          <table:table-cell table:number-columns-repeated="9"/>
        </table:table-row>
      </table:table>
      <table:table table:name="1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<text:s/>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20">
            <text:p>2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20,0x60,0xE0,0xA0,0x20,0x20,0xF0,0x0}},">
            <text:p>{0x37,{0x20,0x60,0xE0,0xA0,0x20,0x20,0xF0,0x0}},</text:p>
          </table:table-cell>
          <table:table-cell table:number-columns-repeated="9"/>
        </table:table-row>
      </table:table>
      <table:table table:name="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8">
            <text:p>9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F8">
            <text:p>F8</text:p>
          </table:table-cell>
          <table:table-cell table:formula="of:=[.K9]" office:value-type="string" office:string-value="98">
            <text:p>98</text:p>
          </table:table-cell>
          <table:table-cell table:formula="of:=[.K10]" office:value-type="string" office:string-value="30">
            <text:p>30</text:p>
          </table:table-cell>
          <table:table-cell table:formula="of:=[.K11]" office:value-type="string" office:string-value="60">
            <text:p>6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F8">
            <text:p>F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F8,0x98,0x30,0x60,0xC0,0xF8,0x0}},">
            <text:p>{0x47,{0x70,0xF8,0x98,0x30,0x60,0xC0,0xF8,0x0}},</text:p>
          </table:table-cell>
          <table:table-cell table:number-columns-repeated="9"/>
        </table:table-row>
      </table:table>
      <table:table table:name="3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10">
            <text:p>1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10,0x20,0x10,0x90,0x60,0x0}},">
            <text:p>{0x37,{0x60,0x90,0x10,0x20,0x10,0x90,0x60,0x0}},</text:p>
          </table:table-cell>
          <table:table-cell table:number-columns-repeated="9"/>
        </table:table-row>
      </table:table>
      <table:table table:name="4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10,0x30,0x60,0xC0,0xF0,0x20,0x20,0x0}},">
            <text:p>{0x37,{0x10,0x30,0x60,0xC0,0xF0,0x20,0x20,0x0}},</text:p>
          </table:table-cell>
          <table:table-cell table:number-columns-repeated="9"/>
        </table:table-row>
      </table:table>
      <table:table table:name="5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80,0x80,0xE0,0x10,0x90,0x60,0x0}},">
            <text:p>{0x37,{0xF0,0x80,0x80,0xE0,0x10,0x90,0x60,0x0}},</text:p>
          </table:table-cell>
          <table:table-cell table:number-columns-repeated="9"/>
        </table:table-row>
      </table:table>
      <table:table table:name="6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80,0xE0,0x90,0x90,0x60,0x0}},">
            <text:p>{0x37,{0x60,0x90,0x80,0xE0,0x90,0x90,0x60,0x0}},</text:p>
          </table:table-cell>
          <table:table-cell table:number-columns-repeated="9"/>
        </table:table-row>
      </table:table>
      <table:table table:name="7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30,0x20,0x60,0x40,0xC0,0xC0,0x0}},">
            <text:p>{0x37,{0xF0,0x30,0x20,0x60,0x40,0xC0,0xC0,0x0}},</text:p>
          </table:table-cell>
          <table:table-cell table:number-columns-repeated="9"/>
        </table:table-row>
      </table:table>
      <table:table table:name="8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90,0x60,0x90,0x90,0x60,0x0}},">
            <text:p>{0x37,{0x60,0x90,0x90,0x60,0x90,0x90,0x60,0x0}},</text:p>
          </table:table-cell>
          <table:table-cell table:number-columns-repeated="9"/>
        </table:table-row>
      </table:table>
      <table:table table:name="9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90,0x70,0x10,0x90,0x60,0x0}},">
            <text:p>{0x37,{0x60,0x90,0x90,0x70,0x10,0x90,0x60,0x0}},</text:p>
          </table:table-cell>
          <table:table-cell table:number-columns-repeated="9"/>
        </table:table-row>
      </table:table>
      <table:table table:name="A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20">
            <text:p>20</text:p>
          </table:table-cell>
          <table:table-cell table:formula="of:=[.K8]" office:value-type="string" office:string-value="70">
            <text:p>70</text:p>
          </table:table-cell>
          <table:table-cell table:formula="of:=[.K9]" office:value-type="string" office:string-value="F8">
            <text:p>F8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F8">
            <text:p>F8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D8">
            <text:p>D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20,0x70,0xF8,0xD8,0xF8,0xD8,0xD8,0x0}},">
            <text:p>{0x47,{0x20,0x70,0xF8,0xD8,0xF8,0xD8,0xD8,0x0}},</text:p>
          </table:table-cell>
          <table:table-cell table:number-columns-repeated="9"/>
        </table:table-row>
      </table:table>
      <table:table table:name="B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0,0xD8,0xD8,0xF0,0xD8,0xD8,0xF0,0x0}},">
            <text:p>{0x47,{0xF0,0xD8,0xD8,0xF0,0xD8,0xD8,0xF0,0x0}},</text:p>
          </table:table-cell>
          <table:table-cell table:number-columns-repeated="9"/>
        </table:table-row>
      </table:table>
      <table:table table:name="C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D8,0xC0,0xC0,0xC0,0xD8,0x70,0x0}},">
            <text:p>{0x47,{0x70,0xD8,0xC0,0xC0,0xC0,0xD8,0x70,0x0}},</text:p>
          </table:table-cell>
          <table:table-cell table:number-columns-repeated="9"/>
        </table:table-row>
      </table:table>
      <table:table table:name="D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0,0xD8,0xD8,0xD8,0xD8,0xD8,0xF0,0x0}},">
            <text:p>{0x47,{0xF0,0xD8,0xD8,0xD8,0xD8,0xD8,0xF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C0,0xC0,0xF0,0xC0,0xC0,0xF0,0x0}},">
            <text:p>{0x37,{0xF0,0xC0,0xC0,0xF0,0xC0,0xC0,0xF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 office:value-type="string">
            <text:p>F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C0,0xC0,0xF0,0xC0,0xC0,0xC0,0x0}},">
            <text:p>{0x37,{0xF0,0xC0,0xC0,0xF0,0xC0,0xC0,0xC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8">
            <text:p>C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C8">
            <text:p>C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D8,0xC0,0xD8,0xD8,0xC8,0x70,0x0}},">
            <text:p>{0x47,{0x70,0xD8,0xC0,0xD8,0xD8,0xC8,0x70,0x0}},</text:p>
          </table:table-cell>
          <table:table-cell table:number-columns-repeated="9"/>
        </table:table-row>
      </table:table>
      <table:table table:name="H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8">
            <text:p>F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D8">
            <text:p>D8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D8">
            <text:p>D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F8">
            <text:p>F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D8">
            <text:p>D8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D8,0xD8,0xD8,0xF8,0xD8,0xD8,0xD8,0x0}},">
            <text:p>{0x47,{0xD8,0xD8,0xD8,0xF8,0xD8,0xD8,0xD8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60">
            <text:p>60</text:p>
          </table:table-cell>
          <table:table-cell table:formula="of:=[.K12]" office:value-type="string" office:string-value="60">
            <text:p>6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60,0x60,0x60,0x60,0x60,0xF0,0x0}},">
            <text:p>{0x37,{0xF0,0x60,0x60,0x60,0x60,0x60,0xF0,0x0}},</text:p>
          </table:table-cell>
          <table:table-cell table:number-columns-repeated="9"/>
        </table:table-row>
      </table:table>
      <table:table table:name="J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30">
            <text:p>30</text:p>
          </table:table-cell>
          <table:table-cell table:formula="of:=[.K10]" office:value-type="string" office:string-value="30">
            <text:p>30</text:p>
          </table:table-cell>
          <table:table-cell table:formula="of:=[.K11]" office:value-type="string" office:string-value="30">
            <text:p>30</text:p>
          </table:table-cell>
          <table:table-cell table:formula="of:=[.K12]" office:value-type="string" office:string-value="70">
            <text:p>70</text:p>
          </table:table-cell>
          <table:table-cell table:formula="of:=[.K13]" office:value-type="string" office:string-value="E0">
            <text:p>E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30,0x30,0x30,0x30,0x70,0xE0,0x0}},">
            <text:p>{0x37,{0xF0,0x30,0x30,0x30,0x30,0x70,0xE0,0x0}},</text:p>
          </table:table-cell>
          <table:table-cell table:number-columns-repeated="9"/>
        </table:table-row>
      </table:table>
      <table:table table:name="K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style-name="ce7" office:value-type="string">
            <text:p>X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8">
            <text:p>C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C8">
            <text:p>C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E0">
            <text:p>E0</text:p>
          </table:table-cell>
          <table:table-cell table:formula="of:=[.K12]" office:value-type="string" office:string-value="D0">
            <text:p>D0</text:p>
          </table:table-cell>
          <table:table-cell table:formula="of:=[.K13]" office:value-type="string" office:string-value="D8">
            <text:p>D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C8,0xD8,0xD8,0xF0,0xE0,0xD0,0xD8,0x0}},">
            <text:p>{0x47,{0xC8,0xD8,0xD8,0xF0,0xE0,0xD0,0xD8,0x0}},</text:p>
          </table:table-cell>
          <table:table-cell table:number-columns-repeated="9"/>
        </table:table-row>
      </table:table>
      <table:table table:name="L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F0">
            <text:p>F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C0,0xC0,0xC0,0xC0,0xC0,0xF0,0xF0,0x0}},">
            <text:p>{0x37,{0xC0,0xC0,0xC0,0xC0,0xC0,0xF0,0xF0,0x0}},</text:p>
          </table:table-cell>
          <table:table-cell table:number-columns-repeated="9"/>
        </table:table-row>
      </table:table>
      <table:table table:name="M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7"/>
          <table:table-cell table:number-columns-repeated="2" table:style-name="ce7" office:value-type="string">
            <text:p>X</text:p>
          </table:table-cell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EE">
            <text:p>EE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 office:value-type="string">
            <text:p>X</text:p>
          </table:table-cell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E">
            <text:p>FE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6">
            <text:p>D6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67">
            <text:p>67</text:p>
          </table:table-cell>
          <table:table-cell table:formula="of:=[.K7]" office:value-type="string" office:string-value="C6">
            <text:p>C6</text:p>
          </table:table-cell>
          <table:table-cell table:formula="of:=[.K8]" office:value-type="string" office:string-value="EE">
            <text:p>EE</text:p>
          </table:table-cell>
          <table:table-cell table:formula="of:=[.K9]" office:value-type="string" office:string-value="FE">
            <text:p>FE</text:p>
          </table:table-cell>
          <table:table-cell table:formula="of:=[.K10]" office:value-type="string" office:string-value="D6">
            <text:p>D6</text:p>
          </table:table-cell>
          <table:table-cell table:formula="of:=[.K11]" office:value-type="string" office:string-value="C6">
            <text:p>C6</text:p>
          </table:table-cell>
          <table:table-cell table:formula="of:=[.K12]" office:value-type="string" office:string-value="C6">
            <text:p>C6</text:p>
          </table:table-cell>
          <table:table-cell table:formula="of:=[.K13]" office:value-type="string" office:string-value="C6">
            <text:p>C6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67,{0xC6,0xEE,0xFE,0xD6,0xC6,0xC6,0xC6,0x0}},">
            <text:p>{0x67,{0xC6,0xEE,0xFE,0xD6,0xC6,0xC6,0xC6,0x0}},</text:p>
          </table:table-cell>
          <table:table-cell table:number-columns-repeated="9"/>
        </table:table-row>
      </table:table>
      <table:table table:name="N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" table:style-name="ce7"/>
          <table:table-cell table:number-columns-repeated="2" table:style-name="ce7" office:value-type="string">
            <text:p>X</text:p>
          </table:table-cell>
          <table:table-cell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C">
            <text:p>CC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EC">
            <text:p>EC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5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C">
            <text:p>FC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5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C">
            <text:p>FC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C">
            <text:p>DC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C">
            <text:p>CC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4">
            <text:p>C4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57">
            <text:p>57</text:p>
          </table:table-cell>
          <table:table-cell table:formula="of:=[.K7]" office:value-type="string" office:string-value="CC">
            <text:p>CC</text:p>
          </table:table-cell>
          <table:table-cell table:formula="of:=[.K8]" office:value-type="string" office:string-value="EC">
            <text:p>EC</text:p>
          </table:table-cell>
          <table:table-cell table:formula="of:=[.K9]" office:value-type="string" office:string-value="FC">
            <text:p>FC</text:p>
          </table:table-cell>
          <table:table-cell table:formula="of:=[.K10]" office:value-type="string" office:string-value="FC">
            <text:p>FC</text:p>
          </table:table-cell>
          <table:table-cell table:formula="of:=[.K11]" office:value-type="string" office:string-value="DC">
            <text:p>DC</text:p>
          </table:table-cell>
          <table:table-cell table:formula="of:=[.K12]" office:value-type="string" office:string-value="CC">
            <text:p>CC</text:p>
          </table:table-cell>
          <table:table-cell table:formula="of:=[.K13]" office:value-type="string" office:string-value="C4">
            <text:p>C4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57,{0xCC,0xEC,0xFC,0xFC,0xDC,0xCC,0xC4,0x0}},">
            <text:p>{0x57,{0xCC,0xEC,0xFC,0xFC,0xDC,0xCC,0xC4,0x0}},</text:p>
          </table:table-cell>
          <table:table-cell table:number-columns-repeated="9"/>
        </table:table-row>
      </table:table>
      <table:table table:name="O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D8,0xD8,0xD8,0xD8,0xD8,0x70,0x0}},">
            <text:p>{0x47,{0x70,0xD8,0xD8,0xD8,0xD8,0xD8,0x70,0x0}},</text:p>
          </table:table-cell>
          <table:table-cell table:number-columns-repeated="9"/>
        </table:table-row>
      </table:table>
      <table:table table:name="P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0,0xD8,0xD8,0xF0,0xC0,0xC0,0xC0,0x0}},">
            <text:p>{0x47,{0xF0,0xD8,0xD8,0xF0,0xC0,0xC0,0xC0,0x0}},</text:p>
          </table:table-cell>
          <table:table-cell table:number-columns-repeated="9"/>
        </table:table-row>
      </table:table>
      <table:table table:name="Q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2" table:style-name="ce9"/>
          <table:table-cell table:number-columns-repeated="2" table:style-name="ce9" office:value-type="string">
            <text:p>X</text:p>
          </table:table-cell>
          <table:table-cell table:number-columns-repeated="2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18">
            <text:p>18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D0">
            <text:p>D0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18">
            <text:p>18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D8,0xD8,0xD8,0xD8,0xD0,0x70,0x18}},">
            <text:p>{0x47,{0x70,0xD8,0xD8,0xD8,0xD8,0xD0,0x70,0x18}},</text:p>
          </table:table-cell>
          <table:table-cell table:number-columns-repeated="9"/>
        </table:table-row>
      </table:table>
      <table:table table:name="R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D0">
            <text:p>D0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D8">
            <text:p>D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0,0xD8,0xD8,0xF0,0xD0,0xD8,0xD8,0x0}},">
            <text:p>{0x47,{0xF0,0xD8,0xD8,0xF0,0xD0,0xD8,0xD8,0x0}},</text:p>
          </table:table-cell>
          <table:table-cell table:number-columns-repeated="9"/>
        </table:table-row>
      </table:table>
      <table:table table:name="S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8">
            <text:p>C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number-columns-repeated="3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38">
            <text:p>3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C8">
            <text:p>C8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38">
            <text:p>38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C8,0xE0,0x70,0x38,0x98,0x70,0x0}},">
            <text:p>{0x47,{0x70,0xC8,0xE0,0x70,0x38,0x98,0x70,0x0}},</text:p>
          </table:table-cell>
          <table:table-cell table:number-columns-repeated="9"/>
        </table:table-row>
      </table:table>
      <table:table table:name="T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60">
            <text:p>60</text:p>
          </table:table-cell>
          <table:table-cell table:formula="of:=[.K12]" office:value-type="string" office:string-value="60">
            <text:p>6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60,0x60,0x60,0x60,0x60,0x60,0x0}},">
            <text:p>{0x37,{0xF0,0x60,0x60,0x60,0x60,0x60,0x60,0x0}},</text:p>
          </table:table-cell>
          <table:table-cell table:number-columns-repeated="9"/>
        </table:table-row>
      </table:table>
      <table:table table:name="U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D8">
            <text:p>D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D8">
            <text:p>D8</text:p>
          </table:table-cell>
          <table:table-cell table:formula="of:=[.K11]" office:value-type="string" office:string-value="D8">
            <text:p>D8</text:p>
          </table:table-cell>
          <table:table-cell table:formula="of:=[.K12]" office:value-type="string" office:string-value="F8">
            <text:p>F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D8,0xD8,0xD8,0xD8,0xD8,0xF8,0x70,0x0}},">
            <text:p>{0x47,{0xD8,0xD8,0xD8,0xD8,0xD8,0xF8,0x70,0x0}},</text:p>
          </table:table-cell>
          <table:table-cell table:number-columns-repeated="9"/>
        </table:table-row>
      </table:table>
      <table:table table:name="V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88">
            <text:p>8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70">
            <text:p>7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88,0xD8,0x50,0x70,0x20,0x20,0x0}},">
            <text:p>{0x47,{0x88,0x88,0xD8,0x50,0x70,0x20,0x20,0x0}},</text:p>
          </table:table-cell>
          <table:table-cell table:number-columns-repeated="9"/>
        </table:table-row>
      </table:table>
      <table:table table:name="W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3" table:style-name="ce7"/>
          <table:table-cell table:number-columns-repeated="2" table:style-name="ce7" office:value-type="string">
            <text:p>X</text:p>
          </table:table-cell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3"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6">
            <text:p>C6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6">
            <text:p>D6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4">
            <text:p>54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5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C">
            <text:p>7C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5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7C">
            <text:p>7C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8">
            <text:p>2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67">
            <text:p>67</text:p>
          </table:table-cell>
          <table:table-cell table:formula="of:=[.K7]" office:value-type="string" office:string-value="C6">
            <text:p>C6</text:p>
          </table:table-cell>
          <table:table-cell table:formula="of:=[.K8]" office:value-type="string" office:string-value="C6">
            <text:p>C6</text:p>
          </table:table-cell>
          <table:table-cell table:formula="of:=[.K9]" office:value-type="string" office:string-value="D6">
            <text:p>D6</text:p>
          </table:table-cell>
          <table:table-cell table:formula="of:=[.K10]" office:value-type="string" office:string-value="54">
            <text:p>54</text:p>
          </table:table-cell>
          <table:table-cell table:formula="of:=[.K11]" office:value-type="string" office:string-value="7C">
            <text:p>7C</text:p>
          </table:table-cell>
          <table:table-cell table:formula="of:=[.K12]" office:value-type="string" office:string-value="7C">
            <text:p>7C</text:p>
          </table:table-cell>
          <table:table-cell table:formula="of:=[.K13]" office:value-type="string" office:string-value="28">
            <text:p>2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67,{0xC6,0xC6,0xD6,0x54,0x7C,0x7C,0x28,0x0}},">
            <text:p>{0x67,{0xC6,0xC6,0xD6,0x54,0x7C,0x7C,0x28,0x0}},</text:p>
          </table:table-cell>
          <table:table-cell table:number-columns-repeated="9"/>
        </table:table-row>
      </table:table>
      <table:table table:name="X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70">
            <text:p>7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70">
            <text:p>70</text:p>
          </table:table-cell>
          <table:table-cell table:formula="of:=[.K12]" office:value-type="string" office:string-value="D8">
            <text:p>D8</text:p>
          </table:table-cell>
          <table:table-cell table:formula="of:=[.K13]" office:value-type="string" office:string-value="88">
            <text:p>8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D8,0x70,0x20,0x70,0xD8,0x88,0x0}},">
            <text:p>{0x47,{0x88,0xD8,0x70,0x20,0x70,0xD8,0x88,0x0}},</text:p>
          </table:table-cell>
          <table:table-cell table:number-columns-repeated="9"/>
        </table:table-row>
      </table:table>
      <table:table table:name="Y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4" table:style-name="ce7"/>
          <table:table-cell table:style-name="ce7" office:value-type="string">
            <text:p>X</text:p>
          </table:table-cell>
          <table:table-cell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4">
            <text:p>84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C">
            <text:p>CC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78">
            <text:p>7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57">
            <text:p>57</text:p>
          </table:table-cell>
          <table:table-cell table:formula="of:=[.K7]" office:value-type="string" office:string-value="84">
            <text:p>84</text:p>
          </table:table-cell>
          <table:table-cell table:formula="of:=[.K8]" office:value-type="string" office:string-value="CC">
            <text:p>CC</text:p>
          </table:table-cell>
          <table:table-cell table:formula="of:=[.K9]" office:value-type="string" office:string-value="78">
            <text:p>78</text:p>
          </table:table-cell>
          <table:table-cell table:formula="of:=[.K10]" office:value-type="string" office:string-value="30">
            <text:p>30</text:p>
          </table:table-cell>
          <table:table-cell table:formula="of:=[.K11]" office:value-type="string" office:string-value="30">
            <text:p>30</text:p>
          </table:table-cell>
          <table:table-cell table:formula="of:=[.K12]" office:value-type="string" office:string-value="30">
            <text:p>30</text:p>
          </table:table-cell>
          <table:table-cell table:formula="of:=[.K13]" office:value-type="string" office:string-value="30">
            <text:p>3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57,{0x84,0xCC,0x78,0x30,0x30,0x30,0x30,0x0}},">
            <text:p>{0x57,{0x84,0xCC,0x78,0x30,0x30,0x30,0x30,0x0}},</text:p>
          </table:table-cell>
          <table:table-cell table:number-columns-repeated="9"/>
        </table:table-row>
      </table:table>
      <table:table table:name="Z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4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8">
            <text:p>1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8">
            <text:p>F8</text:p>
          </table:table-cell>
          <table:table-cell table:formula="of:=[.K8]" office:value-type="string" office:string-value="F8">
            <text:p>F8</text:p>
          </table:table-cell>
          <table:table-cell table:formula="of:=[.K9]" office:value-type="string" office:string-value="18">
            <text:p>18</text:p>
          </table:table-cell>
          <table:table-cell table:formula="of:=[.K10]" office:value-type="string" office:string-value="30">
            <text:p>30</text:p>
          </table:table-cell>
          <table:table-cell table:formula="of:=[.K11]" office:value-type="string" office:string-value="60">
            <text:p>60</text:p>
          </table:table-cell>
          <table:table-cell table:formula="of:=[.K12]" office:value-type="string" office:string-value="F8">
            <text:p>F8</text:p>
          </table:table-cell>
          <table:table-cell table:formula="of:=[.K13]" office:value-type="string" office:string-value="F8">
            <text:p>F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8,0xF8,0x18,0x30,0x60,0xF8,0xF8,0x0}},">
            <text:p>{0x47,{0xF8,0xF8,0x18,0x30,0x60,0xF8,0xF8,0x0}},</text:p>
          </table:table-cell>
          <table:table-cell table:number-columns-repeated="9"/>
        </table:table-row>
      </table:table>
      <table:table table:name="LSQ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C0,0x80,0x80,0x80,0x80,0x80,0xC0,0x0}},">
            <text:p>{0x17,{0xC0,0x80,0x80,0x80,0x80,0x8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SOL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30">
            <text:p>3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30">
            <text:p>30</text:p>
          </table:table-cell>
          <table:table-cell table:formula="of:=[.K13]" office:value-type="string" office:string-value="10">
            <text:p>1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80,0xC0,0x40,0x60,0x20,0x30,0x10,0x0}},">
            <text:p>{0x37,{0x80,0xC0,0x40,0x60,0x20,0x30,0x1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SQ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C0,0x40,0x40,0x40,0x40,0x40,0xC0,0x0}},">
            <text:p>{0x17,{0xC0,0x40,0x40,0x40,0x40,0x4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A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0,0x0,0x0,0x0,0x0,0x0}},">
            <text:p>{0x27,{0x40,0xA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OWB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3" table:style-name="ce9" office:value-type="string">
            <text:p>X</text:p>
          </table:table-cell>
          <table:table-cell table:number-columns-repeated="3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F0">
            <text:p>F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0,0x0,0x0,0x0,0x0,0xF0}},">
            <text:p>{0x37,{0x0,0x0,0x0,0x0,0x0,0x0,0x0,0xF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RAV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80,0x40,0x0,0x0,0x0,0x0,0x0}},">
            <text:p>{0x17,{0x80,0x80,0x4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10">
            <text:p>10</text:p>
          </table:table-cell>
          <table:table-cell table:formula="of:=[.K11]" office:value-type="string" office:string-value="70">
            <text:p>70</text:p>
          </table:table-cell>
          <table:table-cell table:formula="of:=[.K12]" office:value-type="string" office:string-value="B0">
            <text:p>B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E0,0x10,0x70,0xB0,0x50,0x0}},">
            <text:p>{0x37,{0x0,0x0,0xE0,0x10,0x70,0xB0,0x50,0x0}},</text:p>
          </table:table-cell>
          <table:table-cell table:number-columns-repeated="9"/>
        </table:table-row>
      </table:table>
      <table:table table:name="B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80,0xC0,0xA0,0xA0,0xC0,0x0}},">
            <text:p>{0x27,{0x80,0x80,0x80,0xC0,0xA0,0xA0,0xC0,0x0}},</text:p>
          </table:table-cell>
          <table:table-cell table:number-columns-repeated="9"/>
        </table:table-row>
      </table:table>
      <table:table table:name="C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60,0x80,0x80,0x60,0x0}},">
            <text:p>{0x27,{0x0,0x0,0x0,0x60,0x80,0x80,0x60,0x0}},</text:p>
          </table:table-cell>
          <table:table-cell table:number-columns-repeated="9"/>
        </table:table-row>
      </table:table>
      <table:table table:name="D_2" table:style-name="ta1" table:print="false">
        <table:table-column table:style-name="co3" table:default-cell-style-name="Default"/>
        <table:table-column table:style-name="co7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0">
            <text:p>2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20">
            <text:p>2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20,0x20,0x20,0x60,0xA0,0xA0,0x60,0x0}},">
            <text:p>{0x27,{0x20,0x20,0x20,0x60,0xA0,0xA0,0x6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60,0x90,0xF0,0x80,0x70,0x0}},">
            <text:p>{0x37,{0x0,0x0,0x60,0x90,0xF0,0x80,0x7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80,0x80,0xC0,0x80,0x80,0x80,0x0}},">
            <text:p>{0x17,{0x40,0x80,0x80,0xC0,0x80,0x80,0x8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2"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60">
            <text:p>6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70">
            <text:p>7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70">
            <text:p>70</text:p>
          </table:table-cell>
          <table:table-cell table:formula="of:=[.K13]" office:value-type="string" office:string-value="10">
            <text:p>10</text:p>
          </table:table-cell>
          <table:table-cell table:formula="of:=[.K14]" office:value-type="string" office:string-value="60">
            <text:p>6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70,0x90,0x90,0x70,0x10,0x60}},">
            <text:p>{0x37,{0x0,0x0,0x70,0x90,0x90,0x70,0x10,0x60}},</text:p>
          </table:table-cell>
          <table:table-cell table:number-columns-repeated="9"/>
        </table:table-row>
      </table:table>
      <table:table table:name="H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80,0xC0,0xA0,0xA0,0xA0,0x0}},">
            <text:p>{0x27,{0x80,0x80,0x80,0xC0,0xA0,0xA0,0xA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0,0x0,0x80,0x80,0x80,0x80,0x0}},">
            <text:p>{0x7,{0x80,0x0,0x0,0x80,0x80,0x80,0x80,0x0}},</text:p>
          </table:table-cell>
          <table:table-cell table:number-columns-repeated="9"/>
        </table:table-row>
      </table:table>
      <table:table table:name="J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0,0x0,0x40,0x40,0x40,0x40,0x80}},">
            <text:p>{0x17,{0x40,0x0,0x0,0x40,0x40,0x40,0x40,0x80}},</text:p>
          </table:table-cell>
          <table:table-cell table:number-columns-repeated="9"/>
        </table:table-row>
      </table:table>
      <table:table table:name="K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80,0xA0,0xC0,0xC0,0xA0,0x0}},">
            <text:p>{0x27,{0x80,0x80,0x80,0xA0,0xC0,0xC0,0xA0,0x0}},</text:p>
          </table:table-cell>
          <table:table-cell table:number-columns-repeated="9"/>
        </table:table-row>
      </table:table>
      <table:table table:name="L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80,0x80,0x80,0x80,0x80,0x40,0x0}},">
            <text:p>{0x17,{0x80,0x80,0x80,0x80,0x80,0x80,0x40,0x0}},</text:p>
          </table:table-cell>
          <table:table-cell table:number-columns-repeated="9"/>
        </table:table-row>
      </table:table>
      <table:table table:name="M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D0">
            <text:p>D0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A8">
            <text:p>A8</text:p>
          </table:table-cell>
          <table:table-cell table:formula="of:=[.K13]" office:value-type="string" office:string-value="A8">
            <text:p>A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D0,0xA8,0xA8,0xA8,0x0}},">
            <text:p>{0x47,{0x0,0x0,0x0,0xD0,0xA8,0xA8,0xA8,0x0}},</text:p>
          </table:table-cell>
          <table:table-cell table:number-columns-repeated="9"/>
        </table:table-row>
      </table:table>
      <table:table table:name="N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C0,0xA0,0xA0,0xA0,0x0}},">
            <text:p>{0x27,{0x0,0x0,0x0,0xC0,0xA0,0xA0,0xA0,0x0}},</text:p>
          </table:table-cell>
          <table:table-cell table:number-columns-repeated="9"/>
        </table:table-row>
      </table:table>
      <table:table table:name="O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40,0xA0,0xA0,0x40,0x0}},">
            <text:p>{0x27,{0x0,0x0,0x0,0x40,0xA0,0xA0,0x40,0x0}},</text:p>
          </table:table-cell>
          <table:table-cell table:number-columns-repeated="9"/>
        </table:table-row>
      </table:table>
      <table:table table:name="P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C0,0xA0,0xA0,0xC0,0x80}},">
            <text:p>{0x27,{0x0,0x0,0x0,0xC0,0xA0,0xA0,0xC0,0x80}},</text:p>
          </table:table-cell>
          <table:table-cell table:number-columns-repeated="9"/>
        </table:table-row>
      </table:table>
      <table:table table:name="Q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style-name="ce9"/>
          <table:table-cell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20">
            <text:p>2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20">
            <text:p>2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60,0xA0,0xA0,0x60,0x20}},">
            <text:p>{0x27,{0x0,0x0,0x0,0x60,0xA0,0xA0,0x60,0x20}},</text:p>
          </table:table-cell>
          <table:table-cell table:number-columns-repeated="9"/>
        </table:table-row>
      </table:table>
      <table:table table:name="R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C0,0xA0,0x80,0x80,0x0}},">
            <text:p>{0x27,{0x0,0x0,0x0,0xC0,0xA0,0x80,0x80,0x0}},</text:p>
          </table:table-cell>
          <table:table-cell table:number-columns-repeated="9"/>
        </table:table-row>
      </table:table>
      <table:table table:name="S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60,0x80,0x40,0x20,0xC0,0x0}},">
            <text:p>{0x27,{0x0,0x0,0x60,0x80,0x40,0x20,0xC0,0x0}},</text:p>
          </table:table-cell>
          <table:table-cell table:number-columns-repeated="9"/>
        </table:table-row>
      </table:table>
      <table:table table:name="T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C0,0x80,0x80,0x80,0x80,0x40,0x0}},">
            <text:p>{0x17,{0x80,0xC0,0x80,0x80,0x80,0x80,0x40,0x0}},</text:p>
          </table:table-cell>
          <table:table-cell table:number-columns-repeated="9"/>
        </table:table-row>
      </table:table>
      <table:table table:name="U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A0,0xA0,0xA0,0x40,0x0}},">
            <text:p>{0x27,{0x0,0x0,0x0,0xA0,0xA0,0xA0,0x40,0x0}},</text:p>
          </table:table-cell>
          <table:table-cell table:number-columns-repeated="9"/>
        </table:table-row>
      </table:table>
      <table:table table:name="V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A0,0xA0,0x40,0x40,0x0}},">
            <text:p>{0x27,{0x0,0x0,0x0,0xA0,0xA0,0x40,0x40,0x0}},</text:p>
          </table:table-cell>
          <table:table-cell table:number-columns-repeated="9"/>
        </table:table-row>
      </table:table>
      <table:table table:name="W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A8">
            <text:p>A8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50">
            <text:p>5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A8,0xA8,0x50,0x50,0x0}},">
            <text:p>{0x47,{0x0,0x0,0x0,0xA8,0xA8,0x50,0x50,0x0}},</text:p>
          </table:table-cell>
          <table:table-cell table:number-columns-repeated="9"/>
        </table:table-row>
      </table:table>
      <table:table table:name="X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A0,0x40,0x40,0xA0,0x0}},">
            <text:p>{0x27,{0x0,0x0,0x0,0xA0,0x40,0x40,0xA0,0x0}},</text:p>
          </table:table-cell>
          <table:table-cell table:number-columns-repeated="9"/>
        </table:table-row>
      </table:table>
      <table:table table:name="Y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5" table:style-name="ce7"/>
          <table:table-cell table:style-name="ce7" office:value-type="string">
            <text:p><text:s/></text:p>
          </table:table-cell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">
            <text:p>2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5" table:style-name="ce8"/>
          <table:table-cell table:style-name="ce8" office:value-type="string">
            <text:p><text:s/></text:p>
          </table:table-cell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">
            <text:p>2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5" table:style-name="ce8"/>
          <table:table-cell table:style-name="ce8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3">
            <text:p>3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5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C0">
            <text:p>C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2">
            <text:p>2</text:p>
          </table:table-cell>
          <table:table-cell table:formula="of:=[.K8]" office:value-type="string" office:string-value="2">
            <text:p>2</text:p>
          </table:table-cell>
          <table:table-cell table:formula="of:=[.K9]" office:value-type="string" office:string-value="3">
            <text:p>3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60">
            <text:p>6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C0">
            <text:p>C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2,0x2,0x3,0xA0,0xA0,0x60,0x20,0xC0}},">
            <text:p>{0x27,{0x2,0x2,0x3,0xA0,0xA0,0x60,0x20,0xC0}},</text:p>
          </table:table-cell>
          <table:table-cell table:number-columns-repeated="9"/>
        </table:table-row>
      </table:table>
      <table:table table:name="Z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E0">
            <text:p>E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E0,0x40,0x80,0xE0,0x0}},">
            <text:p>{0x27,{0x0,0x0,0x0,0xE0,0x40,0x80,0xE0,0x0}},</text:p>
          </table:table-cell>
          <table:table-cell table:number-columns-repeated="9"/>
        </table:table-row>
      </table:table>
      <table:table table:name="LCU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60,0x40,0x40,0x80,0x40,0x40,0x60,0x0}},">
            <text:p>{0x27,{0x60,0x40,0x40,0x80,0x40,0x40,0x6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ERB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80,0x80,0x80,0x80,0x80,0x0}},">
            <text:p>{0x7,{0x80,0x80,0x80,0x80,0x80,0x8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CU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C0,0x40,0x40,0x20,0x40,0x40,0xC0,0x0}},">
            <text:p>{0x27,{0xC0,0x40,0x40,0x20,0x40,0x4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ILD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0,0x50,0xA0,0x0,0x0,0x0}},">
            <text:p>{0x37,{0x0,0x0,0x0,0x50,0xA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K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F0">
            <text:p>F0</text:p>
          </table:table-cell>
          <table:table-cell table:formula="of:=[.K9]" office:value-type="string" office:string-value="F0">
            <text:p>F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F0">
            <text:p>F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F0,0xF0,0xF0,0xF0,0xF0,0xF0,0x0}},">
            <text:p>{0x37,{0xF0,0xF0,0xF0,0xF0,0xF0,0xF0,0xF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2"/>
    </number:number-style>
    <number:number-style style:name="N108">
      <number:number number:decimal-places="1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5">05.01.2025</text:date>, <text:time>17:31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31T23:24:08</meta:creation-date>
    <meta:editing-duration>P4DT18H7M47S</meta:editing-duration>
    <meta:editing-cycles>89</meta:editing-cycles>
    <meta:generator>OpenOffice/4.1.13$Unix OpenOffice.org_project/4113m1$Build-9810</meta:generator>
    <meta:initial-creator>Mark Struberg</meta:initial-creator>
    <dc:date>2025-01-05T17:31:55</dc:date>
    <dc:creator>Mark Struberg</dc:creator>
    <meta:document-statistic meta:table-count="98" meta:cell-count="10635" meta:object-count="0"/>
    <meta:user-defined meta:name=""/>
  </office:meta>
</office:document-meta>
</file>